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118000000AF49DAAA20C80F3D4D.jpg" manifest:media-type="image/jpeg"/>
  <manifest:file-entry manifest:full-path="Pictures/100000000000005E0000005ED7CD2361071BCE70.png" manifest:media-type="image/png"/>
  <manifest:file-entry manifest:full-path="Pictures/1000000000000113000000F82F178802AFF29BE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729fcf" draw:fill-image-name="Linen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Deep_20_Blue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Tango_20_Orange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<text:s/>Introduction<text:line-break/></text:p>
          </draw:text-box>
        </draw:frame>
        <draw:frame presentation:style-name="pr2" draw:layer="layout" svg:width="12.297cm" svg:height="12.179cm" svg:x="1.4cm" svg:y="4.914cm" presentation:class="outline">
          <draw:text-box>
            <text:p text:style-name="P1">Smart Parking Lot </text:p>
          </draw:text-box>
        </draw:frame>
        <draw:frame presentation:style-name="pr2" draw:text-style-name="P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Goals</text:p>
                  </text:list-header>
                  <text:list-item>
                    <text:p text:style-name="P3">Automation</text:p>
                  </text:list-item>
                  <text:list-item>
                    <text:p text:style-name="P3">Collecting <text:s/>Data</text:p>
                  </text:list-item>
                  <text:list-item>
                    <text:p text:style-name="P3">Integrate with Other Systems</text:p>
                  </text:list-item>
                  <text:list-item>
                    <text:p text:style-name="P3">&lt; 200$ CA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dget<text:tab/>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423cm" svg:height="13.337cm" svg:x="0.577cm" svg:y="3.8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 Video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knowledg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ix Systems</text:p>
              </text:list-item>
              <text:list-item>
                <text:p>Android System</text:p>
              </text:list-item>
              <text:list-item>
                <text:p>Hardware Knowledge </text:p>
                <text:p/>
                <text:p/>
                <text:p>Mainly Based on </text:p>
                <text:p>https://github.com/openalpr/openalpr/wiki/Compilation-instructions-(Ubuntu-Linux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Orange" draw:display-name="Tango Orange" draw:style="linear" draw:start-color="#fcaf3e" draw:end-color="#ce5c00" draw:start-intensity="100%" draw:end-intensity="100%" draw:angle="300" draw:border="0%"/>
    <draw:fill-image draw:name="Bitmap_20_1" draw:display-name="Bitmap 1" xlink:href="Pictures/1000000000000118000000AF49DAAA20C80F3D4D.jpg" xlink:type="simple" xlink:show="embed" xlink:actuate="onLoad"/>
    <draw:fill-image draw:name="Linen" xlink:href="Pictures/100000000000005E0000005ED7CD2361071BCE70.png" xlink:type="simple" xlink:show="embed" xlink:actuate="onLoad"/>
    <draw:fill-image draw:name="background" xlink:href="Pictures/1000000000000113000000F82F178802AFF29B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22:53:20.260000000</meta:creation-date>
    <dc:date>2016-11-30T08:14:28.859000000</dc:date>
    <meta:editing-duration>PT7H29M51S</meta:editing-duration>
    <meta:editing-cycles>4</meta:editing-cycles>
    <meta:generator>LibreOffice/5.2.1.2$Windows_x86 LibreOffice_project/31dd62db80d4e60af04904455ec9c9219178d620</meta:generator>
    <meta:document-statistic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>CAD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>CAD</number:currency-symbol>
      <style:map style:condition="value()&gt;=0" style:apply-style-name="N109P0"/>
    </number:currency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label-position="center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olid-type="cuboid"/>
      <style:graphic-properties draw:fill-color="#004586"/>
    </style:style>
    <style:style style:name="ch9" style:family="chart" style:data-style-name="N109">
      <style:chart-properties chart:solid-type="cuboid"/>
      <style:graphic-properties draw:fill-color="#ff420e"/>
    </style:style>
    <style:style style:name="ch10" style:family="chart" style:data-style-name="N109">
      <style:chart-properties chart:solid-type="cuboid"/>
      <style:graphic-properties draw:fill-color="#ffd320"/>
    </style:style>
    <style:style style:name="ch11" style:family="chart" style:data-style-name="N109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fill-color="#004586"/>
    </style:style>
    <style:style style:name="ch14" style:family="chart">
      <style:graphic-properties draw:fill-color="#ff420e"/>
    </style:style>
    <style:style style:name="ch15" style:family="chart">
      <style:graphic-properties draw:fill-color="#ffd320"/>
    </style:style>
    <style:style style:name="ch16" style:family="chart">
      <style:graphic-properties draw:fill-color="#579d1c"/>
    </style:style>
    <style:style style:name="ch1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circle" chart:style-name="ch1">
        <chart:legend chart:legend-position="end" svg:x="20.714cm" svg:y="5.044cm" style:legend-expansion="high" chart:style-name="ch2"/>
        <chart:plot-area chart:style-name="ch3" chart:data-source-has-labels="both" svg:x="0.504cm" svg:y="0.243cm" svg:width="19.706cm" svg:height="11.694cm">
          <chartooo:coordinate-region svg:x="4.51cm" svg:y="0.244cm" svg:width="11.693cm" svg:height="11.6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local-table.$D$2:.$D$5" chart:label-cell-address="local-table.$D$1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ey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</table:table-cell>
              <table:table-cell office:value-type="float" office:value="80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IP Camera</text:p>
              </table:table-cell>
              <table:table-cell office:value-type="float" office:value="40">
                <text:p>40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Accessories and Cables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Sense Hat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c8c8c8" draw:stroke-linejoin="miter" svg:stroke-linecap="square" draw:fill="solid" draw:fill-color="#7baedd" fo:padding-top="0.038cm" fo:padding-bottom="0.038cm" fo:padding-left="0.038cm" fo:padding-right="0.038cm"/>
    </style:style>
    <style:style style:name="gr2" style:family="graphic" style:parent-style-name="standard">
      <style:graphic-properties draw:stroke="none" draw:fill="solid" draw:fill-color="#5b9bd5"/>
    </style:style>
    <style:style style:name="gr3" style:family="graphic" style:parent-style-name="standard">
      <style:graphic-properties draw:stroke="solid" svg:stroke-width="0.026cm" svg:stroke-color="#c8c8c8" draw:stroke-linejoin="miter" svg:stroke-linecap="square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6cm" svg:stroke-color="#c8c8c8" draw:stroke-linejoin="miter" svg:stroke-linecap="square" draw:fill="solid" draw:fill-color="#5b9bd5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c8c8c8" draw:stroke-linejoin="miter" svg:stroke-linecap="square" draw:fill="solid" draw:fill-color="#ffff00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7baedd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91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5cm" svg:stroke-color="#5b9bd5" draw:stroke-linejoin="round" svg:stroke-linecap="round" draw:fill="none" fo:padding-top="0.017cm" fo:padding-bottom="0.017cm" fo:padding-left="0.017cm" fo:padding-right="0.017cm"/>
    </style:style>
    <style:style style:name="P1" style:family="paragraph">
      <loext:graphic-properties draw:fill="solid" draw:fill-color="#7baedd"/>
    </style:style>
    <style:style style:name="P2" style:family="paragraph">
      <loext:graphic-properties draw:fill="solid" draw:fill-color="#5b9bd5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solid" draw:fill-color="#ffff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feffff" style:font-name="Calibri1" fo:font-size="8.30000019073486pt" fo:font-style="italic" style:font-size-asian="8.30000019073486pt" style:font-name-complex="Calibri1" style:font-size-complex="8.30000019073486pt" style:font-style-complex="italic"/>
    </style:style>
    <style:style style:name="T2" style:family="text">
      <style:text-properties fo:color="#feffff" style:font-name="Calibri1" fo:font-size="6pt" fo:font-style="italic" style:font-size-asian="6pt" style:font-name-complex="Calibri1" style:font-size-complex="6pt" style:font-style-complex="italic"/>
    </style:style>
    <style:style style:name="T3" style:family="text">
      <style:text-properties fo:color="#feffff" style:font-name="Calibri1" fo:font-size="8.30000019073486pt" style:font-size-asian="8.30000019073486pt" style:font-name-complex="Calibri1" style:font-size-complex="8.30000019073486pt"/>
    </style:style>
    <style:style style:name="T4" style:family="text">
      <style:text-properties fo:color="#5b9bd5" style:font-name="Calibri1" fo:font-size="12pt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1.679cm" svg:height="14.95cm" svg:x="13.084cm" svg:y="1.781cm" svg:viewBox="0 0 31680 14951" draw:points="0,14951 31680,14951 31680,0 0,0">
          <text:p/>
        </draw:polygon>
        <draw:polygon draw:style-name="gr2" draw:text-style-name="P2" draw:layer="layout" svg:width="0.625cm" svg:height="1.25cm" svg:x="13.184cm" svg:y="1.881cm" svg:viewBox="0 0 626 1251" draw:points="0,1251 626,1251 626,0 0,0">
          <text:p/>
        </draw:polygon>
        <draw:path draw:style-name="gr3" draw:text-style-name="P3" draw:layer="layout" svg:width="0.625cm" svg:height="14.75cm" svg:x="13.184cm" svg:y="1.881cm" svg:viewBox="0 0 626 14751" svg:d="M0 0h626v14751h-626zM0 1250h626v-1250h-626z">
          <text:p/>
        </draw:path>
        <draw:polygon draw:style-name="gr2" draw:text-style-name="P2" draw:layer="layout" svg:width="5cm" svg:height="1.25cm" svg:x="13.809cm" svg:y="1.881cm" svg:viewBox="0 0 5001 1251" draw:points="0,1251 5001,1251 5001,0 0,0">
          <text:p/>
        </draw:polygon>
        <draw:path draw:style-name="gr3" draw:text-style-name="P3" draw:layer="layout" svg:width="5cm" svg:height="14.75cm" svg:x="13.809cm" svg:y="1.881cm" svg:viewBox="0 0 5001 14751" svg:d="M0 0h5001v14751h-5001zM0 1250h5001v-1250h-5001z">
          <text:p/>
        </draw:path>
        <draw:frame draw:style-name="gr4" draw:text-style-name="P5" draw:layer="layout" svg:width="0.29cm" svg:height="0.361cm" svg:x="13.381cm" svg:y="2.318cm">
          <draw:text-box>
            <text:p text:style-name="P4"><text:span text:style-name="T1">ID</text:span></text:p>
          </draw:text-box>
        </draw:frame>
        <draw:polygon draw:style-name="gr2" draw:text-style-name="P2" draw:layer="layout" svg:width="2.5cm" svg:height="1.25cm" svg:x="18.809cm" svg:y="1.881cm" svg:viewBox="0 0 2501 1251" draw:points="0,1251 2501,1251 2501,0 0,0">
          <text:p/>
        </draw:polygon>
        <draw:path draw:style-name="gr3" draw:text-style-name="P3" draw:layer="layout" svg:width="2.5cm" svg:height="14.75cm" svg:x="18.809cm" svg:y="1.881cm" svg:viewBox="0 0 2501 14751" svg:d="M0 0h2501v14751h-2501zM0 1250h2501v-1250h-2501z">
          <text:p/>
        </draw:path>
        <draw:frame draw:style-name="gr4" draw:text-style-name="P5" draw:layer="layout" svg:width="1.314cm" svg:height="0.361cm" svg:x="15.682cm" svg:y="2.318cm">
          <draw:text-box>
            <text:p text:style-name="P4"><text:span text:style-name="T1">Task Name</text:span></text:p>
          </draw:text-box>
        </draw:frame>
        <draw:polygon draw:style-name="gr2" draw:text-style-name="P2" draw:layer="layout" svg:width="2.5cm" svg:height="1.25cm" svg:x="21.309cm" svg:y="1.881cm" svg:viewBox="0 0 2501 1251" draw:points="0,1251 2501,1251 2501,0 0,0">
          <text:p/>
        </draw:polygon>
        <draw:path draw:style-name="gr3" draw:text-style-name="P3" draw:layer="layout" svg:width="2.5cm" svg:height="14.75cm" svg:x="21.309cm" svg:y="1.881cm" svg:viewBox="0 0 2501 14751" svg:d="M0 0h2501v14751h-2501zM0 1250h2501v-1250h-2501z">
          <text:p/>
        </draw:path>
        <draw:frame draw:style-name="gr4" draw:text-style-name="P5" draw:layer="layout" svg:width="0.578cm" svg:height="0.361cm" svg:x="19.789cm" svg:y="2.318cm">
          <draw:text-box>
            <text:p text:style-name="P4"><text:span text:style-name="T1">Start</text:span></text:p>
          </draw:text-box>
        </draw:frame>
        <draw:polygon draw:style-name="gr2" draw:text-style-name="P2" draw:layer="layout" svg:width="2.5cm" svg:height="1.25cm" svg:x="23.809cm" svg:y="1.881cm" svg:viewBox="0 0 2501 1251" draw:points="0,1251 2501,1251 2501,0 0,0">
          <text:p/>
        </draw:polygon>
        <draw:path draw:style-name="gr3" draw:text-style-name="P3" draw:layer="layout" svg:width="2.5cm" svg:height="14.75cm" svg:x="23.809cm" svg:y="1.881cm" svg:viewBox="0 0 2501 14751" svg:d="M0 0h2501v14751h-2501zM0 1250h2501v-1250h-2501z">
          <text:p/>
        </draw:path>
        <draw:frame draw:style-name="gr4" draw:text-style-name="P5" draw:layer="layout" svg:width="0.684cm" svg:height="0.361cm" svg:x="22.24cm" svg:y="2.318cm">
          <draw:text-box>
            <text:p text:style-name="P4"><text:span text:style-name="T1">Finish</text:span></text:p>
          </draw:text-box>
        </draw:frame>
        <draw:polygon draw:style-name="gr2" draw:text-style-name="P2" draw:layer="layout" svg:width="18.354cm" svg:height="1.25cm" svg:x="26.309cm" svg:y="1.881cm" svg:viewBox="0 0 18355 1251" draw:points="0,1251 18355,1251 18355,0 0,0">
          <text:p/>
        </draw:polygon>
        <draw:path draw:style-name="gr3" draw:text-style-name="P3" draw:layer="layout" svg:width="18.354cm" svg:height="14.75cm" svg:x="26.309cm" svg:y="1.881cm" svg:viewBox="0 0 18355 14751" svg:d="M0 0h18355v14751h-18355zM0 1250h18355v-1250h-18355z">
          <text:p/>
        </draw:path>
        <draw:polygon draw:style-name="gr5" draw:text-style-name="P2" draw:layer="layout" svg:width="1.106cm" svg:height="0.625cm" svg:x="26.309cm" svg:y="1.881cm" svg:viewBox="0 0 1107 626" draw:points="0,626 1107,626 1107,0 0,0">
          <text:p/>
        </draw:polygon>
        <draw:frame draw:style-name="gr4" draw:text-style-name="P5" draw:layer="layout" svg:width="1.039cm" svg:height="0.361cm" svg:x="24.566cm" svg:y="2.318cm">
          <draw:text-box>
            <text:p text:style-name="P4"><text:span text:style-name="T1">Duration</text:span></text:p>
          </draw:text-box>
        </draw:frame>
        <draw:polygon draw:style-name="gr5" draw:text-style-name="P2" draw:layer="layout" svg:width="2.859cm" svg:height="0.625cm" svg:x="27.416cm" svg:y="1.881cm" svg:viewBox="0 0 2860 626" draw:points="0,626 2860,626 2860,0 0,0">
          <text:p/>
        </draw:polygon>
        <draw:frame draw:style-name="gr6" draw:text-style-name="P6" draw:layer="layout" svg:width="0.781cm" svg:height="0.259cm" svg:x="26.483cm" svg:y="2.059cm">
          <draw:text-box>
            <text:p text:style-name="P4"><text:span text:style-name="T2">Sep 2016</text:span></text:p>
          </draw:text-box>
        </draw:frame>
        <draw:polygon draw:style-name="gr5" draw:text-style-name="P2" draw:layer="layout" svg:width="2.767cm" svg:height="0.625cm" svg:x="30.275cm" svg:y="1.881cm" svg:viewBox="0 0 2768 626" draw:points="0,626 2768,626 2768,0 0,0">
          <text:p/>
        </draw:polygon>
        <draw:frame draw:style-name="gr6" draw:text-style-name="P6" draw:layer="layout" svg:width="0.772cm" svg:height="0.259cm" svg:x="28.471cm" svg:y="2.059cm">
          <draw:text-box>
            <text:p text:style-name="P4"><text:span text:style-name="T2">Oct 2016</text:span></text:p>
          </draw:text-box>
        </draw:frame>
        <draw:polygon draw:style-name="gr5" draw:text-style-name="P2" draw:layer="layout" svg:width="2.859cm" svg:height="0.625cm" svg:x="33.042cm" svg:y="1.881cm" svg:viewBox="0 0 2860 626" draw:points="0,626 2860,626 2860,0 0,0">
          <text:p/>
        </draw:polygon>
        <draw:frame draw:style-name="gr6" draw:text-style-name="P6" draw:layer="layout" svg:width="0.811cm" svg:height="0.259cm" svg:x="31.265cm" svg:y="2.059cm">
          <draw:text-box>
            <text:p text:style-name="P4"><text:span text:style-name="T2">Nov 2016</text:span></text:p>
          </draw:text-box>
        </draw:frame>
        <draw:polygon draw:style-name="gr5" draw:text-style-name="P2" draw:layer="layout" svg:width="2.859cm" svg:height="0.625cm" svg:x="35.901cm" svg:y="1.881cm" svg:viewBox="0 0 2860 626" draw:points="0,626 2860,626 2860,0 0,0">
          <text:p/>
        </draw:polygon>
        <draw:frame draw:style-name="gr6" draw:text-style-name="P6" draw:layer="layout" svg:width="0.794cm" svg:height="0.259cm" svg:x="34.089cm" svg:y="2.059cm">
          <draw:text-box>
            <text:p text:style-name="P4"><text:span text:style-name="T2">Dec 2016</text:span></text:p>
          </draw:text-box>
        </draw:frame>
        <draw:polygon draw:style-name="gr5" draw:text-style-name="P2" draw:layer="layout" svg:width="2.583cm" svg:height="0.625cm" svg:x="38.76cm" svg:y="1.881cm" svg:viewBox="0 0 2584 626" draw:points="0,626 2584,626 2584,0 0,0">
          <text:p/>
        </draw:polygon>
        <draw:frame draw:style-name="gr6" draw:text-style-name="P6" draw:layer="layout" svg:width="0.76cm" svg:height="0.259cm" svg:x="36.967cm" svg:y="2.059cm">
          <draw:text-box>
            <text:p text:style-name="P4"><text:span text:style-name="T2">Jan 2017</text:span></text:p>
          </draw:text-box>
        </draw:frame>
        <draw:polygon draw:style-name="gr5" draw:text-style-name="P2" draw:layer="layout" svg:width="2.859cm" svg:height="0.625cm" svg:x="41.343cm" svg:y="1.881cm" svg:viewBox="0 0 2860 626" draw:points="0,626 2860,626 2860,0 0,0">
          <text:p/>
        </draw:polygon>
        <draw:frame draw:style-name="gr6" draw:text-style-name="P6" draw:layer="layout" svg:width="0.781cm" svg:height="0.259cm" svg:x="39.678cm" svg:y="2.059cm">
          <draw:text-box>
            <text:p text:style-name="P4"><text:span text:style-name="T2">Feb 2017</text:span></text:p>
          </draw:text-box>
        </draw:frame>
        <draw:polygon draw:style-name="gr5" draw:text-style-name="P2" draw:layer="layout" svg:width="0.461cm" svg:height="0.625cm" svg:x="44.202cm" svg:y="1.881cm" svg:viewBox="0 0 462 626" draw:points="0,626 462,626 462,0 0,0">
          <text:p/>
        </draw:polygon>
        <draw:polygon draw:style-name="gr5" draw:text-style-name="P2" draw:layer="layout" svg:width="0.553cm" svg:height="0.625cm" svg:x="26.309cm" svg:y="2.506cm" svg:viewBox="0 0 554 626" draw:points="0,626 554,626 554,0 0,0">
          <text:p/>
        </draw:polygon>
        <draw:frame draw:style-name="gr6" draw:text-style-name="P6" draw:layer="layout" svg:width="0.836cm" svg:height="0.259cm" svg:x="42.372cm" svg:y="2.059cm">
          <draw:text-box>
            <text:p text:style-name="P4"><text:span text:style-name="T2">Mar 2017</text:span></text:p>
          </draw:text-box>
        </draw:frame>
        <draw:polygon draw:style-name="gr5" draw:text-style-name="P2" draw:layer="layout" svg:width="0.646cm" svg:height="0.625cm" svg:x="26.862cm" svg:y="2.506cm" svg:viewBox="0 0 647 626" draw:points="0,626 647,626 647,0 0,0">
          <text:p/>
        </draw:polygon>
        <draw:frame draw:style-name="gr6" draw:text-style-name="P6" draw:layer="layout" svg:width="0.383cm" svg:height="0.259cm" svg:x="26.404cm" svg:y="2.685cm">
          <draw:text-box>
            <text:p text:style-name="P4"><text:span text:style-name="T2">18-9</text:span></text:p>
          </draw:text-box>
        </draw:frame>
        <draw:polygon draw:style-name="gr5" draw:text-style-name="P2" draw:layer="layout" svg:width="0.645cm" svg:height="0.625cm" svg:x="27.508cm" svg:y="2.506cm" svg:viewBox="0 0 646 626" draw:points="0,626 646,626 646,0 0,0">
          <text:p/>
        </draw:polygon>
        <draw:frame draw:style-name="gr6" draw:text-style-name="P6" draw:layer="layout" svg:width="0.383cm" svg:height="0.259cm" svg:x="27.004cm" svg:y="2.685cm">
          <draw:text-box>
            <text:p text:style-name="P4"><text:span text:style-name="T2">25-9</text:span></text:p>
          </draw:text-box>
        </draw:frame>
        <draw:polygon draw:style-name="gr5" draw:text-style-name="P2" draw:layer="layout" svg:width="0.646cm" svg:height="0.625cm" svg:x="28.153cm" svg:y="2.506cm" svg:viewBox="0 0 647 626" draw:points="0,626 647,626 647,0 0,0">
          <text:p/>
        </draw:polygon>
        <draw:frame draw:style-name="gr6" draw:text-style-name="P6" draw:layer="layout" svg:width="0.383cm" svg:height="0.259cm" svg:x="27.651cm" svg:y="2.685cm">
          <draw:text-box>
            <text:p text:style-name="P4"><text:span text:style-name="T2">2-10</text:span></text:p>
          </draw:text-box>
        </draw:frame>
        <draw:polygon draw:style-name="gr5" draw:text-style-name="P2" draw:layer="layout" svg:width="0.645cm" svg:height="0.625cm" svg:x="28.799cm" svg:y="2.506cm" svg:viewBox="0 0 646 626" draw:points="0,626 646,626 646,0 0,0">
          <text:p/>
        </draw:polygon>
        <draw:frame draw:style-name="gr6" draw:text-style-name="P6" draw:layer="layout" svg:width="0.383cm" svg:height="0.259cm" svg:x="28.296cm" svg:y="2.685cm">
          <draw:text-box>
            <text:p text:style-name="P4"><text:span text:style-name="T2">9-10</text:span></text:p>
          </draw:text-box>
        </draw:frame>
        <draw:polygon draw:style-name="gr5" draw:text-style-name="P2" draw:layer="layout" svg:width="0.645cm" svg:height="0.625cm" svg:x="29.445cm" svg:y="2.506cm" svg:viewBox="0 0 646 626" draw:points="0,626 646,626 646,0 0,0">
          <text:p/>
        </draw:polygon>
        <draw:frame draw:style-name="gr6" draw:text-style-name="P6" draw:layer="layout" svg:width="0.489cm" svg:height="0.259cm" svg:x="28.888cm" svg:y="2.685cm">
          <draw:text-box>
            <text:p text:style-name="P4"><text:span text:style-name="T2">16-10</text:span></text:p>
          </draw:text-box>
        </draw:frame>
        <draw:polygon draw:style-name="gr5" draw:text-style-name="P2" draw:layer="layout" svg:width="0.646cm" svg:height="0.625cm" svg:x="30.09cm" svg:y="2.506cm" svg:viewBox="0 0 647 626" draw:points="0,626 647,626 647,0 0,0">
          <text:p/>
        </draw:polygon>
        <draw:frame draw:style-name="gr6" draw:text-style-name="P6" draw:layer="layout" svg:width="0.489cm" svg:height="0.259cm" svg:x="29.535cm" svg:y="2.685cm">
          <draw:text-box>
            <text:p text:style-name="P4"><text:span text:style-name="T2">23-10</text:span></text:p>
          </draw:text-box>
        </draw:frame>
        <draw:polygon draw:style-name="gr5" draw:text-style-name="P2" draw:layer="layout" svg:width="0.646cm" svg:height="0.625cm" svg:x="30.736cm" svg:y="2.506cm" svg:viewBox="0 0 647 626" draw:points="0,626 647,626 647,0 0,0">
          <text:p/>
        </draw:polygon>
        <draw:frame draw:style-name="gr6" draw:text-style-name="P6" draw:layer="layout" svg:width="0.489cm" svg:height="0.259cm" svg:x="30.18cm" svg:y="2.685cm">
          <draw:text-box>
            <text:p text:style-name="P4"><text:span text:style-name="T2">30-10</text:span></text:p>
          </draw:text-box>
        </draw:frame>
        <draw:polygon draw:style-name="gr5" draw:text-style-name="P2" draw:layer="layout" svg:width="0.645cm" svg:height="0.625cm" svg:x="31.382cm" svg:y="2.506cm" svg:viewBox="0 0 646 626" draw:points="0,626 646,626 646,0 0,0">
          <text:p/>
        </draw:polygon>
        <draw:frame draw:style-name="gr6" draw:text-style-name="P6" draw:layer="layout" svg:width="0.383cm" svg:height="0.259cm" svg:x="30.879cm" svg:y="2.685cm">
          <draw:text-box>
            <text:p text:style-name="P4"><text:span text:style-name="T2">6-11</text:span></text:p>
          </draw:text-box>
        </draw:frame>
        <draw:polygon draw:style-name="gr5" draw:text-style-name="P2" draw:layer="layout" svg:width="0.646cm" svg:height="0.625cm" svg:x="32.027cm" svg:y="2.506cm" svg:viewBox="0 0 647 626" draw:points="0,626 647,626 647,0 0,0">
          <text:p/>
        </draw:polygon>
        <draw:frame draw:style-name="gr6" draw:text-style-name="P6" draw:layer="layout" svg:width="0.489cm" svg:height="0.259cm" svg:x="31.472cm" svg:y="2.685cm">
          <draw:text-box>
            <text:p text:style-name="P4"><text:span text:style-name="T2">13-11</text:span></text:p>
          </draw:text-box>
        </draw:frame>
        <draw:polygon draw:style-name="gr5" draw:text-style-name="P2" draw:layer="layout" svg:width="0.645cm" svg:height="0.625cm" svg:x="32.673cm" svg:y="2.506cm" svg:viewBox="0 0 646 626" draw:points="0,626 646,626 646,0 0,0">
          <text:p/>
        </draw:polygon>
        <draw:frame draw:style-name="gr6" draw:text-style-name="P6" draw:layer="layout" svg:width="0.489cm" svg:height="0.259cm" svg:x="32.118cm" svg:y="2.685cm">
          <draw:text-box>
            <text:p text:style-name="P4"><text:span text:style-name="T2">20-11</text:span></text:p>
          </draw:text-box>
        </draw:frame>
        <draw:polygon draw:style-name="gr5" draw:text-style-name="P2" draw:layer="layout" svg:width="0.646cm" svg:height="0.625cm" svg:x="33.318cm" svg:y="2.506cm" svg:viewBox="0 0 647 626" draw:points="0,626 647,626 647,0 0,0">
          <text:p/>
        </draw:polygon>
        <draw:frame draw:style-name="gr6" draw:text-style-name="P6" draw:layer="layout" svg:width="0.489cm" svg:height="0.259cm" svg:x="32.764cm" svg:y="2.685cm">
          <draw:text-box>
            <text:p text:style-name="P4"><text:span text:style-name="T2">27-11</text:span></text:p>
          </draw:text-box>
        </draw:frame>
        <draw:polygon draw:style-name="gr5" draw:text-style-name="P2" draw:layer="layout" svg:width="0.646cm" svg:height="0.625cm" svg:x="33.964cm" svg:y="2.506cm" svg:viewBox="0 0 647 626" draw:points="0,626 647,626 647,0 0,0">
          <text:p/>
        </draw:polygon>
        <draw:frame draw:style-name="gr6" draw:text-style-name="P6" draw:layer="layout" svg:width="0.383cm" svg:height="0.259cm" svg:x="33.464cm" svg:y="2.685cm">
          <draw:text-box>
            <text:p text:style-name="P4"><text:span text:style-name="T2">4-12</text:span></text:p>
          </draw:text-box>
        </draw:frame>
        <draw:polygon draw:style-name="gr5" draw:text-style-name="P2" draw:layer="layout" svg:width="0.645cm" svg:height="0.625cm" svg:x="34.61cm" svg:y="2.506cm" svg:viewBox="0 0 646 626" draw:points="0,626 646,626 646,0 0,0">
          <text:p/>
        </draw:polygon>
        <draw:frame draw:style-name="gr6" draw:text-style-name="P6" draw:layer="layout" svg:width="0.489cm" svg:height="0.259cm" svg:x="34.056cm" svg:y="2.685cm">
          <draw:text-box>
            <text:p text:style-name="P4"><text:span text:style-name="T2">11-12</text:span></text:p>
          </draw:text-box>
        </draw:frame>
        <draw:polygon draw:style-name="gr5" draw:text-style-name="P2" draw:layer="layout" svg:width="0.646cm" svg:height="0.625cm" svg:x="35.255cm" svg:y="2.506cm" svg:viewBox="0 0 647 626" draw:points="0,626 647,626 647,0 0,0">
          <text:p/>
        </draw:polygon>
        <draw:frame draw:style-name="gr6" draw:text-style-name="P6" draw:layer="layout" svg:width="0.489cm" svg:height="0.259cm" svg:x="34.702cm" svg:y="2.685cm">
          <draw:text-box>
            <text:p text:style-name="P4"><text:span text:style-name="T2">18-12</text:span></text:p>
          </draw:text-box>
        </draw:frame>
        <draw:polygon draw:style-name="gr5" draw:text-style-name="P2" draw:layer="layout" svg:width="0.646cm" svg:height="0.625cm" svg:x="35.901cm" svg:y="2.506cm" svg:viewBox="0 0 647 626" draw:points="0,626 647,626 647,0 0,0">
          <text:p/>
        </draw:polygon>
        <draw:frame draw:style-name="gr6" draw:text-style-name="P6" draw:layer="layout" svg:width="0.489cm" svg:height="0.259cm" svg:x="35.348cm" svg:y="2.685cm">
          <draw:text-box>
            <text:p text:style-name="P4"><text:span text:style-name="T2">25-12</text:span></text:p>
          </draw:text-box>
        </draw:frame>
        <draw:polygon draw:style-name="gr5" draw:text-style-name="P2" draw:layer="layout" svg:width="0.645cm" svg:height="0.625cm" svg:x="36.547cm" svg:y="2.506cm" svg:viewBox="0 0 646 626" draw:points="0,626 646,626 646,0 0,0">
          <text:p/>
        </draw:polygon>
        <draw:frame draw:style-name="gr6" draw:text-style-name="P6" draw:layer="layout" svg:width="0.277cm" svg:height="0.259cm" svg:x="36.1cm" svg:y="2.685cm">
          <draw:text-box>
            <text:p text:style-name="P4"><text:span text:style-name="T2">1-1</text:span></text:p>
          </draw:text-box>
        </draw:frame>
        <draw:polygon draw:style-name="gr5" draw:text-style-name="P2" draw:layer="layout" svg:width="0.646cm" svg:height="0.625cm" svg:x="37.192cm" svg:y="2.506cm" svg:viewBox="0 0 647 626" draw:points="0,626 647,626 647,0 0,0">
          <text:p/>
        </draw:polygon>
        <draw:frame draw:style-name="gr6" draw:text-style-name="P6" draw:layer="layout" svg:width="0.277cm" svg:height="0.259cm" svg:x="36.747cm" svg:y="2.685cm">
          <draw:text-box>
            <text:p text:style-name="P4"><text:span text:style-name="T2">8-1</text:span></text:p>
          </draw:text-box>
        </draw:frame>
        <draw:polygon draw:style-name="gr5" draw:text-style-name="P2" draw:layer="layout" svg:width="0.645cm" svg:height="0.625cm" svg:x="37.838cm" svg:y="2.506cm" svg:viewBox="0 0 646 626" draw:points="0,626 646,626 646,0 0,0">
          <text:p/>
        </draw:polygon>
        <draw:frame draw:style-name="gr6" draw:text-style-name="P6" draw:layer="layout" svg:width="0.383cm" svg:height="0.259cm" svg:x="37.339cm" svg:y="2.685cm">
          <draw:text-box>
            <text:p text:style-name="P4"><text:span text:style-name="T2">15-1</text:span></text:p>
          </draw:text-box>
        </draw:frame>
        <draw:polygon draw:style-name="gr5" draw:text-style-name="P2" draw:layer="layout" svg:width="0.645cm" svg:height="0.625cm" svg:x="38.484cm" svg:y="2.506cm" svg:viewBox="0 0 646 626" draw:points="0,626 646,626 646,0 0,0">
          <text:p/>
        </draw:polygon>
        <draw:frame draw:style-name="gr6" draw:text-style-name="P6" draw:layer="layout" svg:width="0.383cm" svg:height="0.259cm" svg:x="37.985cm" svg:y="2.685cm">
          <draw:text-box>
            <text:p text:style-name="P4"><text:span text:style-name="T2">22-1</text:span></text:p>
          </draw:text-box>
        </draw:frame>
        <draw:polygon draw:style-name="gr5" draw:text-style-name="P2" draw:layer="layout" svg:width="0.646cm" svg:height="0.625cm" svg:x="39.129cm" svg:y="2.506cm" svg:viewBox="0 0 647 626" draw:points="0,626 647,626 647,0 0,0">
          <text:p/>
        </draw:polygon>
        <draw:frame draw:style-name="gr6" draw:text-style-name="P6" draw:layer="layout" svg:width="0.383cm" svg:height="0.259cm" svg:x="38.631cm" svg:y="2.685cm">
          <draw:text-box>
            <text:p text:style-name="P4"><text:span text:style-name="T2">29-1</text:span></text:p>
          </draw:text-box>
        </draw:frame>
        <draw:polygon draw:style-name="gr5" draw:text-style-name="P2" draw:layer="layout" svg:width="0.645cm" svg:height="0.625cm" svg:x="39.775cm" svg:y="2.506cm" svg:viewBox="0 0 646 626" draw:points="0,626 646,626 646,0 0,0">
          <text:p/>
        </draw:polygon>
        <draw:frame draw:style-name="gr6" draw:text-style-name="P6" draw:layer="layout" svg:width="0.277cm" svg:height="0.259cm" svg:x="39.33cm" svg:y="2.685cm">
          <draw:text-box>
            <text:p text:style-name="P4"><text:span text:style-name="T2">5-2</text:span></text:p>
          </draw:text-box>
        </draw:frame>
        <draw:polygon draw:style-name="gr5" draw:text-style-name="P2" draw:layer="layout" svg:width="0.646cm" svg:height="0.625cm" svg:x="40.42cm" svg:y="2.506cm" svg:viewBox="0 0 647 626" draw:points="0,626 647,626 647,0 0,0">
          <text:p/>
        </draw:polygon>
        <draw:frame draw:style-name="gr6" draw:text-style-name="P6" draw:layer="layout" svg:width="0.383cm" svg:height="0.259cm" svg:x="39.923cm" svg:y="2.685cm">
          <draw:text-box>
            <text:p text:style-name="P4"><text:span text:style-name="T2">12-2</text:span></text:p>
          </draw:text-box>
        </draw:frame>
        <draw:polygon draw:style-name="gr5" draw:text-style-name="P2" draw:layer="layout" svg:width="0.646cm" svg:height="0.625cm" svg:x="41.066cm" svg:y="2.506cm" svg:viewBox="0 0 647 626" draw:points="0,626 647,626 647,0 0,0">
          <text:p/>
        </draw:polygon>
        <draw:frame draw:style-name="gr6" draw:text-style-name="P6" draw:layer="layout" svg:width="0.383cm" svg:height="0.259cm" svg:x="40.568cm" svg:y="2.685cm">
          <draw:text-box>
            <text:p text:style-name="P4"><text:span text:style-name="T2">19-2</text:span></text:p>
          </draw:text-box>
        </draw:frame>
        <draw:polygon draw:style-name="gr5" draw:text-style-name="P2" draw:layer="layout" svg:width="0.645cm" svg:height="0.625cm" svg:x="41.712cm" svg:y="2.506cm" svg:viewBox="0 0 646 626" draw:points="0,626 646,626 646,0 0,0">
          <text:p/>
        </draw:polygon>
        <draw:frame draw:style-name="gr6" draw:text-style-name="P6" draw:layer="layout" svg:width="0.383cm" svg:height="0.259cm" svg:x="41.215cm" svg:y="2.685cm">
          <draw:text-box>
            <text:p text:style-name="P4"><text:span text:style-name="T2">26-2</text:span></text:p>
          </draw:text-box>
        </draw:frame>
        <draw:polygon draw:style-name="gr5" draw:text-style-name="P2" draw:layer="layout" svg:width="0.646cm" svg:height="0.625cm" svg:x="42.357cm" svg:y="2.506cm" svg:viewBox="0 0 647 626" draw:points="0,626 647,626 647,0 0,0">
          <text:p/>
        </draw:polygon>
        <draw:frame draw:style-name="gr6" draw:text-style-name="P6" draw:layer="layout" svg:width="0.277cm" svg:height="0.259cm" svg:x="41.915cm" svg:y="2.685cm">
          <draw:text-box>
            <text:p text:style-name="P4"><text:span text:style-name="T2">5-3</text:span></text:p>
          </draw:text-box>
        </draw:frame>
        <draw:polygon draw:style-name="gr5" draw:text-style-name="P2" draw:layer="layout" svg:width="0.646cm" svg:height="0.625cm" svg:x="43.003cm" svg:y="2.506cm" svg:viewBox="0 0 647 626" draw:points="0,626 647,626 647,0 0,0">
          <text:p/>
        </draw:polygon>
        <draw:frame draw:style-name="gr6" draw:text-style-name="P6" draw:layer="layout" svg:width="0.383cm" svg:height="0.259cm" svg:x="42.506cm" svg:y="2.685cm">
          <draw:text-box>
            <text:p text:style-name="P4"><text:span text:style-name="T2">12-3</text:span></text:p>
          </draw:text-box>
        </draw:frame>
        <draw:polygon draw:style-name="gr5" draw:text-style-name="P2" draw:layer="layout" svg:width="0.645cm" svg:height="0.625cm" svg:x="43.649cm" svg:y="2.506cm" svg:viewBox="0 0 646 626" draw:points="0,626 646,626 646,0 0,0">
          <text:p/>
        </draw:polygon>
        <draw:frame draw:style-name="gr6" draw:text-style-name="P6" draw:layer="layout" svg:width="0.383cm" svg:height="0.259cm" svg:x="43.153cm" svg:y="2.685cm">
          <draw:text-box>
            <text:p text:style-name="P4"><text:span text:style-name="T2">19-3</text:span></text:p>
          </draw:text-box>
        </draw:frame>
        <draw:polygon draw:style-name="gr5" draw:text-style-name="P2" draw:layer="layout" svg:width="0.369cm" svg:height="0.625cm" svg:x="44.294cm" svg:y="2.506cm" svg:viewBox="0 0 370 626" draw:points="0,626 370,626 370,0 0,0">
          <text:p/>
        </draw:polygon>
        <draw:frame draw:style-name="gr6" draw:text-style-name="P6" draw:layer="layout" svg:width="0.383cm" svg:height="0.259cm" svg:x="43.798cm" svg:y="2.685cm">
          <draw:text-box>
            <text:p text:style-name="P4"><text:span text:style-name="T2">26-3</text:span></text:p>
          </draw:text-box>
        </draw:frame>
        <draw:polygon draw:style-name="gr2" draw:text-style-name="P2" draw:layer="layout" svg:width="0.625cm" svg:height="0.75cm" svg:x="13.184cm" svg:y="3.131cm" svg:viewBox="0 0 626 751" draw:points="0,751 626,751 626,0 0,0">
          <text:p/>
        </draw:polygon>
        <draw:path draw:style-name="gr3" draw:text-style-name="P3" draw:layer="layout" svg:width="31.479cm" svg:height="0.75cm" svg:x="13.184cm" svg:y="3.131cm" svg:viewBox="0 0 31480 751" svg:d="M0 751h31480v-751h-31480zM0 751v-751h625v751z">
          <text:p/>
        </draw:path>
        <draw:frame draw:style-name="gr6" draw:text-style-name="P6" draw:layer="layout" svg:width="0.277cm" svg:height="0.259cm" svg:x="44.36cm" svg:y="2.685cm">
          <draw:text-box>
            <text:p text:style-name="P4"><text:span text:style-name="T2">2-4</text:span></text:p>
          </draw:text-box>
        </draw:frame>
        <draw:polygon draw:style-name="gr7" draw:text-style-name="P7" draw:layer="layout" svg:width="0.369cm" svg:height="0.3cm" svg:x="26.309cm" svg:y="3.356cm" svg:viewBox="0 0 370 301" draw:points="0,301 370,301 370,0 0,0">
          <text:p/>
        </draw:polygon>
        <draw:polygon draw:style-name="gr3" draw:text-style-name="P3" draw:layer="layout" svg:width="0cm" svg:height="0.199cm" svg:x="26.309cm" svg:y="3.406cm" svg:viewBox="0 0 0 200" draw:points="0,200 0,0">
          <text:p/>
        </draw:polygon>
        <draw:polygon draw:style-name="gr8" draw:text-style-name="P1" draw:layer="layout" svg:width="2.348cm" svg:height="0.598cm" svg:x="23.885cm" svg:y="3.207cm" svg:viewBox="0 0 2349 599" draw:points="0,599 2349,599 2349,0 0,0">
          <text:p/>
        </draw:polygon>
        <draw:frame draw:style-name="gr9" draw:text-style-name="P5" draw:layer="layout" svg:width="0.291cm" svg:height="0.361cm" svg:x="13.431cm" svg:y="3.318cm">
          <draw:text-box>
            <text:p text:style-name="P4"><text:span text:style-name="T3">1</text:span></text:p>
          </draw:text-box>
        </draw:frame>
        <draw:polygon draw:style-name="gr8" draw:text-style-name="P1" draw:layer="layout" svg:width="2.347cm" svg:height="0.598cm" svg:x="21.385cm" svg:y="3.207cm" svg:viewBox="0 0 2348 599" draw:points="0,599 2348,599 2348,0 0,0">
          <text:p/>
        </draw:polygon>
        <draw:frame draw:style-name="gr9" draw:text-style-name="P5" draw:layer="layout" svg:width="0.303cm" svg:height="0.361cm" svg:x="24.977cm" svg:y="3.318cm">
          <draw:text-box>
            <text:p text:style-name="P4"><text:span text:style-name="T3">8h</text:span></text:p>
          </draw:text-box>
        </draw:frame>
        <draw:polygon draw:style-name="gr8" draw:text-style-name="P1" draw:layer="layout" svg:width="2.347cm" svg:height="0.598cm" svg:x="18.885cm" svg:y="3.207cm" svg:viewBox="0 0 2348 599" draw:points="0,599 2348,599 2348,0 0,0">
          <text:p/>
        </draw:polygon>
        <draw:frame draw:style-name="gr9" draw:text-style-name="P5" draw:layer="layout" svg:width="1.365cm" svg:height="0.361cm" svg:x="21.964cm" svg:y="3.318cm">
          <draw:text-box>
            <text:p text:style-name="P4"><text:span text:style-name="T3">2016-09-22</text:span></text:p>
          </draw:text-box>
        </draw:frame>
        <draw:polygon draw:style-name="gr8" draw:text-style-name="P1" draw:layer="layout" svg:width="4.847cm" svg:height="0.598cm" svg:x="13.885cm" svg:y="3.207cm" svg:viewBox="0 0 4848 599" draw:points="0,599 4848,599 4848,0 0,0">
          <text:p/>
        </draw:polygon>
        <draw:frame draw:style-name="gr9" draw:text-style-name="P5" draw:layer="layout" svg:width="1.365cm" svg:height="0.361cm" svg:x="19.463cm" svg:y="3.318cm">
          <draw:text-box>
            <text:p text:style-name="P4"><text:span text:style-name="T3">2016-09-19</text:span></text:p>
          </draw:text-box>
        </draw:frame>
        <draw:polygon draw:style-name="gr2" draw:text-style-name="P2" draw:layer="layout" svg:width="0.625cm" svg:height="0.75cm" svg:x="13.184cm" svg:y="3.881cm" svg:viewBox="0 0 626 751" draw:points="0,751 626,751 626,0 0,0">
          <text:p/>
        </draw:polygon>
        <draw:path draw:style-name="gr3" draw:text-style-name="P3" draw:layer="layout" svg:width="31.479cm" svg:height="0.75cm" svg:x="13.184cm" svg:y="3.881cm" svg:viewBox="0 0 31480 751" svg:d="M0 751h31480v-751h-31480zM0 751v-751h625v751z">
          <text:p/>
        </draw:path>
        <draw:frame draw:style-name="gr9" draw:text-style-name="P5" draw:layer="layout" svg:width="4.608cm" svg:height="0.361cm" svg:x="13.942cm" svg:y="3.318cm">
          <draw:text-box>
            <text:p text:style-name="P4"><text:span text:style-name="T3">Writing Proposal / Define the problem </text:span></text:p>
          </draw:text-box>
        </draw:frame>
        <draw:polygon draw:style-name="gr7" draw:text-style-name="P7" draw:layer="layout" svg:width="0.369cm" svg:height="0.3cm" svg:x="26.678cm" svg:y="4.106cm" svg:viewBox="0 0 370 301" draw:points="0,301 370,301 370,0 0,0">
          <text:p/>
        </draw:polygon>
        <draw:polygon draw:style-name="gr3" draw:text-style-name="P3" draw:layer="layout" svg:width="0cm" svg:height="0.199cm" svg:x="26.678cm" svg:y="4.156cm" svg:viewBox="0 0 0 200" draw:points="0,200 0,0">
          <text:p/>
        </draw:polygon>
        <draw:polygon draw:style-name="gr8" draw:text-style-name="P1" draw:layer="layout" svg:width="2.348cm" svg:height="0.598cm" svg:x="23.885cm" svg:y="3.957cm" svg:viewBox="0 0 2349 599" draw:points="0,599 2349,599 2349,0 0,0">
          <text:p/>
        </draw:polygon>
        <draw:frame draw:style-name="gr4" draw:text-style-name="P5" draw:layer="layout" svg:width="0.29cm" svg:height="0.361cm" svg:x="13.431cm" svg:y="4.07cm">
          <draw:text-box>
            <text:p text:style-name="P4"><text:span text:style-name="T3">2</text:span></text:p>
          </draw:text-box>
        </draw:frame>
        <draw:polygon draw:style-name="gr8" draw:text-style-name="P1" draw:layer="layout" svg:width="2.347cm" svg:height="0.598cm" svg:x="21.385cm" svg:y="3.957cm" svg:viewBox="0 0 2348 599" draw:points="0,599 2348,599 2348,0 0,0">
          <text:p/>
        </draw:polygon>
        <draw:frame draw:style-name="gr4" draw:text-style-name="P5" draw:layer="layout" svg:width="0.303cm" svg:height="0.361cm" svg:x="24.977cm" svg:y="4.07cm">
          <draw:text-box>
            <text:p text:style-name="P4"><text:span text:style-name="T3">4h</text:span></text:p>
          </draw:text-box>
        </draw:frame>
        <draw:polygon draw:style-name="gr8" draw:text-style-name="P1" draw:layer="layout" svg:width="2.347cm" svg:height="0.598cm" svg:x="18.885cm" svg:y="3.957cm" svg:viewBox="0 0 2348 599" draw:points="0,599 2348,599 2348,0 0,0">
          <text:p/>
        </draw:polygon>
        <draw:frame draw:style-name="gr4" draw:text-style-name="P5" draw:layer="layout" svg:width="1.365cm" svg:height="0.361cm" svg:x="21.964cm" svg:y="4.07cm">
          <draw:text-box>
            <text:p text:style-name="P4"><text:span text:style-name="T3">2016-09-26</text:span></text:p>
          </draw:text-box>
        </draw:frame>
        <draw:polygon draw:style-name="gr8" draw:text-style-name="P1" draw:layer="layout" svg:width="4.847cm" svg:height="0.598cm" svg:x="13.885cm" svg:y="3.957cm" svg:viewBox="0 0 4848 599" draw:points="0,599 4848,599 4848,0 0,0">
          <text:p/>
        </draw:polygon>
        <draw:frame draw:style-name="gr4" draw:text-style-name="P5" draw:layer="layout" svg:width="1.365cm" svg:height="0.361cm" svg:x="19.463cm" svg:y="4.07cm">
          <draw:text-box>
            <text:p text:style-name="P4"><text:span text:style-name="T3">2016-09-23</text:span></text:p>
          </draw:text-box>
        </draw:frame>
        <draw:polygon draw:style-name="gr2" draw:text-style-name="P2" draw:layer="layout" svg:width="0.625cm" svg:height="0.75cm" svg:x="13.184cm" svg:y="4.631cm" svg:viewBox="0 0 626 751" draw:points="0,751 626,751 626,0 0,0">
          <text:p/>
        </draw:polygon>
        <draw:path draw:style-name="gr3" draw:text-style-name="P3" draw:layer="layout" svg:width="31.479cm" svg:height="0.75cm" svg:x="13.184cm" svg:y="4.631cm" svg:viewBox="0 0 31480 751" svg:d="M0 751h31480v-751h-31480zM0 751v-751h625v751z">
          <text:p/>
        </draw:path>
        <draw:frame draw:style-name="gr4" draw:text-style-name="P5" draw:layer="layout" svg:width="3.114cm" svg:height="0.361cm" svg:x="13.942cm" svg:y="4.07cm">
          <draw:text-box>
            <text:p text:style-name="P4"><text:span text:style-name="T3">Creating Project Schedule </text:span></text:p>
          </draw:text-box>
        </draw:frame>
        <draw:polygon draw:style-name="gr7" draw:text-style-name="P7" draw:layer="layout" svg:width="0.276cm" svg:height="0.3cm" svg:x="27.047cm" svg:y="4.856cm" svg:viewBox="0 0 277 301" draw:points="0,301 277,301 277,0 0,0">
          <text:p/>
        </draw:polygon>
        <draw:polygon draw:style-name="gr3" draw:text-style-name="P3" draw:layer="layout" svg:width="0cm" svg:height="0.199cm" svg:x="27.047cm" svg:y="4.906cm" svg:viewBox="0 0 0 200" draw:points="0,200 0,0">
          <text:p/>
        </draw:polygon>
        <draw:polygon draw:style-name="gr8" draw:text-style-name="P1" draw:layer="layout" svg:width="2.348cm" svg:height="0.598cm" svg:x="23.885cm" svg:y="4.707cm" svg:viewBox="0 0 2349 599" draw:points="0,599 2349,599 2349,0 0,0">
          <text:p/>
        </draw:polygon>
        <draw:frame draw:style-name="gr4" draw:text-style-name="P5" draw:layer="layout" svg:width="0.29cm" svg:height="0.361cm" svg:x="13.431cm" svg:y="4.821cm">
          <draw:text-box>
            <text:p text:style-name="P4"><text:span text:style-name="T3">3</text:span></text:p>
          </draw:text-box>
        </draw:frame>
        <draw:polygon draw:style-name="gr8" draw:text-style-name="P1" draw:layer="layout" svg:width="2.347cm" svg:height="0.598cm" svg:x="21.385cm" svg:y="4.707cm" svg:viewBox="0 0 2348 599" draw:points="0,599 2348,599 2348,0 0,0">
          <text:p/>
        </draw:polygon>
        <draw:frame draw:style-name="gr4" draw:text-style-name="P5" draw:layer="layout" svg:width="0.303cm" svg:height="0.361cm" svg:x="24.977cm" svg:y="4.821cm">
          <draw:text-box>
            <text:p text:style-name="P4"><text:span text:style-name="T3">6h</text:span></text:p>
          </draw:text-box>
        </draw:frame>
        <draw:polygon draw:style-name="gr8" draw:text-style-name="P1" draw:layer="layout" svg:width="2.347cm" svg:height="0.598cm" svg:x="18.885cm" svg:y="4.707cm" svg:viewBox="0 0 2348 599" draw:points="0,599 2348,599 2348,0 0,0">
          <text:p/>
        </draw:polygon>
        <draw:frame draw:style-name="gr4" draw:text-style-name="P5" draw:layer="layout" svg:width="1.365cm" svg:height="0.361cm" svg:x="21.964cm" svg:y="4.821cm">
          <draw:text-box>
            <text:p text:style-name="P4"><text:span text:style-name="T3">2016-09-29</text:span></text:p>
          </draw:text-box>
        </draw:frame>
        <draw:polygon draw:style-name="gr8" draw:text-style-name="P1" draw:layer="layout" svg:width="4.847cm" svg:height="0.598cm" svg:x="13.885cm" svg:y="4.707cm" svg:viewBox="0 0 4848 599" draw:points="0,599 4848,599 4848,0 0,0">
          <text:p/>
        </draw:polygon>
        <draw:frame draw:style-name="gr4" draw:text-style-name="P5" draw:layer="layout" svg:width="1.365cm" svg:height="0.361cm" svg:x="19.463cm" svg:y="4.821cm">
          <draw:text-box>
            <text:p text:style-name="P4"><text:span text:style-name="T3">2016-09-27</text:span></text:p>
          </draw:text-box>
        </draw:frame>
        <draw:polygon draw:style-name="gr2" draw:text-style-name="P2" draw:layer="layout" svg:width="0.625cm" svg:height="0.75cm" svg:x="13.184cm" svg:y="5.381cm" svg:viewBox="0 0 626 751" draw:points="0,751 626,751 626,0 0,0">
          <text:p/>
        </draw:polygon>
        <draw:path draw:style-name="gr3" draw:text-style-name="P3" draw:layer="layout" svg:width="31.479cm" svg:height="0.75cm" svg:x="13.184cm" svg:y="5.381cm" svg:viewBox="0 0 31480 751" svg:d="M0 751h31480v-751h-31480zM0 751v-751h625v751z">
          <text:p/>
        </draw:path>
        <draw:frame draw:style-name="gr4" draw:text-style-name="P5" draw:layer="layout" svg:width="3.808cm" svg:height="0.361cm" svg:x="13.942cm" svg:y="4.821cm">
          <draw:text-box>
            <text:p text:style-name="P4"><text:span text:style-name="T3">Create Budget <text:s/>/ Status Meeting</text:span></text:p>
          </draw:text-box>
        </draw:frame>
        <draw:polygon draw:style-name="gr7" draw:text-style-name="P7" draw:layer="layout" svg:width="0.369cm" svg:height="0.3cm" svg:x="27.6cm" svg:y="5.606cm" svg:viewBox="0 0 370 301" draw:points="0,301 370,301 370,0 0,0">
          <text:p/>
        </draw:polygon>
        <draw:polygon draw:style-name="gr3" draw:text-style-name="P3" draw:layer="layout" svg:width="0cm" svg:height="0.199cm" svg:x="27.6cm" svg:y="5.656cm" svg:viewBox="0 0 0 200" draw:points="0,200 0,0">
          <text:p/>
        </draw:polygon>
        <draw:polygon draw:style-name="gr8" draw:text-style-name="P1" draw:layer="layout" svg:width="2.348cm" svg:height="0.598cm" svg:x="23.885cm" svg:y="5.457cm" svg:viewBox="0 0 2349 599" draw:points="0,599 2349,599 2349,0 0,0">
          <text:p/>
        </draw:polygon>
        <draw:frame draw:style-name="gr4" draw:text-style-name="P5" draw:layer="layout" svg:width="0.29cm" svg:height="0.361cm" svg:x="13.431cm" svg:y="5.572cm">
          <draw:text-box>
            <text:p text:style-name="P4"><text:span text:style-name="T3">4</text:span></text:p>
          </draw:text-box>
        </draw:frame>
        <draw:polygon draw:style-name="gr8" draw:text-style-name="P1" draw:layer="layout" svg:width="2.347cm" svg:height="0.598cm" svg:x="21.385cm" svg:y="5.457cm" svg:viewBox="0 0 2348 599" draw:points="0,599 2348,599 2348,0 0,0">
          <text:p/>
        </draw:polygon>
        <draw:frame draw:style-name="gr4" draw:text-style-name="P5" draw:layer="layout" svg:width="0.303cm" svg:height="0.361cm" svg:x="24.977cm" svg:y="5.572cm">
          <draw:text-box>
            <text:p text:style-name="P4"><text:span text:style-name="T3">8h</text:span></text:p>
          </draw:text-box>
        </draw:frame>
        <draw:polygon draw:style-name="gr8" draw:text-style-name="P1" draw:layer="layout" svg:width="2.347cm" svg:height="0.598cm" svg:x="18.885cm" svg:y="5.457cm" svg:viewBox="0 0 2348 599" draw:points="0,599 2348,599 2348,0 0,0">
          <text:p/>
        </draw:polygon>
        <draw:frame draw:style-name="gr4" draw:text-style-name="P5" draw:layer="layout" svg:width="1.365cm" svg:height="0.361cm" svg:x="21.964cm" svg:y="5.572cm">
          <draw:text-box>
            <text:p text:style-name="P4"><text:span text:style-name="T3">2016-10-06</text:span></text:p>
          </draw:text-box>
        </draw:frame>
        <draw:polygon draw:style-name="gr8" draw:text-style-name="P1" draw:layer="layout" svg:width="4.847cm" svg:height="0.598cm" svg:x="13.885cm" svg:y="5.457cm" svg:viewBox="0 0 4848 599" draw:points="0,599 4848,599 4848,0 0,0">
          <text:p/>
        </draw:polygon>
        <draw:frame draw:style-name="gr4" draw:text-style-name="P5" draw:layer="layout" svg:width="1.365cm" svg:height="0.361cm" svg:x="19.463cm" svg:y="5.572cm">
          <draw:text-box>
            <text:p text:style-name="P4"><text:span text:style-name="T3">2016-10-03</text:span></text:p>
          </draw:text-box>
        </draw:frame>
        <draw:polygon draw:style-name="gr2" draw:text-style-name="P2" draw:layer="layout" svg:width="0.625cm" svg:height="0.75cm" svg:x="13.184cm" svg:y="6.131cm" svg:viewBox="0 0 626 751" draw:points="0,751 626,751 626,0 0,0">
          <text:p/>
        </draw:polygon>
        <draw:path draw:style-name="gr3" draw:text-style-name="P3" draw:layer="layout" svg:width="31.479cm" svg:height="0.75cm" svg:x="13.184cm" svg:y="6.131cm" svg:viewBox="0 0 31480 751" svg:d="M0 751h31480v-751h-31480zM0 751v-751h625v751z">
          <text:p/>
        </draw:path>
        <draw:frame draw:style-name="gr4" draw:text-style-name="P5" draw:layer="layout" svg:width="3.85cm" svg:height="0.361cm" svg:x="13.942cm" svg:y="5.572cm">
          <draw:text-box>
            <text:p text:style-name="P4"><text:span text:style-name="T3">Getting Parts and writing report </text:span></text:p>
          </draw:text-box>
        </draw:frame>
        <draw:polygon draw:style-name="gr7" draw:text-style-name="P7" draw:layer="layout" svg:width="0.738cm" svg:height="0.3cm" svg:x="28.246cm" svg:y="6.356cm" svg:viewBox="0 0 739 301" draw:points="0,301 739,301 739,0 0,0">
          <text:p/>
        </draw:polygon>
        <draw:polygon draw:style-name="gr3" draw:text-style-name="P3" draw:layer="layout" svg:width="0cm" svg:height="0.199cm" svg:x="28.246cm" svg:y="6.406cm" svg:viewBox="0 0 0 200" draw:points="0,200 0,0">
          <text:p/>
        </draw:polygon>
        <draw:polygon draw:style-name="gr8" draw:text-style-name="P1" draw:layer="layout" svg:width="2.348cm" svg:height="0.598cm" svg:x="23.885cm" svg:y="6.207cm" svg:viewBox="0 0 2349 599" draw:points="0,599 2349,599 2349,0 0,0">
          <text:p/>
        </draw:polygon>
        <draw:frame draw:style-name="gr4" draw:text-style-name="P5" draw:layer="layout" svg:width="0.29cm" svg:height="0.361cm" svg:x="13.431cm" svg:y="6.323cm">
          <draw:text-box>
            <text:p text:style-name="P4"><text:span text:style-name="T3">5</text:span></text:p>
          </draw:text-box>
        </draw:frame>
        <draw:polygon draw:style-name="gr8" draw:text-style-name="P1" draw:layer="layout" svg:width="2.347cm" svg:height="0.598cm" svg:x="21.385cm" svg:y="6.207cm" svg:viewBox="0 0 2348 599" draw:points="0,599 2348,599 2348,0 0,0">
          <text:p/>
        </draw:polygon>
        <draw:frame draw:style-name="gr4" draw:text-style-name="P5" draw:layer="layout" svg:width="0.451cm" svg:height="0.361cm" svg:x="24.906cm" svg:y="6.323cm">
          <draw:text-box>
            <text:p text:style-name="P4"><text:span text:style-name="T3">12h</text:span></text:p>
          </draw:text-box>
        </draw:frame>
        <draw:polygon draw:style-name="gr8" draw:text-style-name="P1" draw:layer="layout" svg:width="2.347cm" svg:height="0.598cm" svg:x="18.885cm" svg:y="6.207cm" svg:viewBox="0 0 2348 599" draw:points="0,599 2348,599 2348,0 0,0">
          <text:p/>
        </draw:polygon>
        <draw:frame draw:style-name="gr4" draw:text-style-name="P5" draw:layer="layout" svg:width="1.365cm" svg:height="0.361cm" svg:x="21.964cm" svg:y="6.323cm">
          <draw:text-box>
            <text:p text:style-name="P4"><text:span text:style-name="T3">2016-10-17</text:span></text:p>
          </draw:text-box>
        </draw:frame>
        <draw:polygon draw:style-name="gr8" draw:text-style-name="P1" draw:layer="layout" svg:width="4.847cm" svg:height="0.598cm" svg:x="13.885cm" svg:y="6.207cm" svg:viewBox="0 0 4848 599" draw:points="0,599 4848,599 4848,0 0,0">
          <text:p/>
        </draw:polygon>
        <draw:frame draw:style-name="gr4" draw:text-style-name="P5" draw:layer="layout" svg:width="1.365cm" svg:height="0.361cm" svg:x="19.463cm" svg:y="6.323cm">
          <draw:text-box>
            <text:p text:style-name="P4"><text:span text:style-name="T3">2016-10-10</text:span></text:p>
          </draw:text-box>
        </draw:frame>
        <draw:polygon draw:style-name="gr2" draw:text-style-name="P2" draw:layer="layout" svg:width="0.625cm" svg:height="0.75cm" svg:x="13.184cm" svg:y="6.881cm" svg:viewBox="0 0 626 751" draw:points="0,751 626,751 626,0 0,0">
          <text:p/>
        </draw:polygon>
        <draw:path draw:style-name="gr3" draw:text-style-name="P3" draw:layer="layout" svg:width="31.479cm" svg:height="0.75cm" svg:x="13.184cm" svg:y="6.881cm" svg:viewBox="0 0 31480 751" svg:d="M0 751h31480v-751h-31480zM0 751v-751h625v751z">
          <text:p/>
        </draw:path>
        <draw:frame draw:style-name="gr4" draw:text-style-name="P5" draw:layer="layout" svg:width="2.415cm" svg:height="0.361cm" svg:x="13.942cm" svg:y="6.323cm">
          <draw:text-box>
            <text:p text:style-name="P4"><text:span text:style-name="T3">Mechanic Assembly </text:span></text:p>
          </draw:text-box>
        </draw:frame>
        <draw:polygon draw:style-name="gr7" draw:text-style-name="P7" draw:layer="layout" svg:width="0.369cm" svg:height="0.3cm" svg:x="28.983cm" svg:y="7.106cm" svg:viewBox="0 0 370 301" draw:points="0,301 370,301 370,0 0,0">
          <text:p/>
        </draw:polygon>
        <draw:polygon draw:style-name="gr3" draw:text-style-name="P3" draw:layer="layout" svg:width="0cm" svg:height="0.199cm" svg:x="28.983cm" svg:y="7.156cm" svg:viewBox="0 0 0 200" draw:points="0,200 0,0">
          <text:p/>
        </draw:polygon>
        <draw:polygon draw:style-name="gr8" draw:text-style-name="P1" draw:layer="layout" svg:width="2.348cm" svg:height="0.598cm" svg:x="23.885cm" svg:y="6.957cm" svg:viewBox="0 0 2349 599" draw:points="0,599 2349,599 2349,0 0,0">
          <text:p/>
        </draw:polygon>
        <draw:frame draw:style-name="gr4" draw:text-style-name="P5" draw:layer="layout" svg:width="0.29cm" svg:height="0.361cm" svg:x="13.431cm" svg:y="7.074cm">
          <draw:text-box>
            <text:p text:style-name="P4"><text:span text:style-name="T3">6</text:span></text:p>
          </draw:text-box>
        </draw:frame>
        <draw:polygon draw:style-name="gr8" draw:text-style-name="P1" draw:layer="layout" svg:width="2.347cm" svg:height="0.598cm" svg:x="21.385cm" svg:y="6.957cm" svg:viewBox="0 0 2348 599" draw:points="0,599 2348,599 2348,0 0,0">
          <text:p/>
        </draw:polygon>
        <draw:frame draw:style-name="gr4" draw:text-style-name="P5" draw:layer="layout" svg:width="0.303cm" svg:height="0.361cm" svg:x="24.977cm" svg:y="7.074cm">
          <draw:text-box>
            <text:p text:style-name="P4"><text:span text:style-name="T3">8h</text:span></text:p>
          </draw:text-box>
        </draw:frame>
        <draw:polygon draw:style-name="gr8" draw:text-style-name="P1" draw:layer="layout" svg:width="2.347cm" svg:height="0.598cm" svg:x="18.885cm" svg:y="6.957cm" svg:viewBox="0 0 2348 599" draw:points="0,599 2348,599 2348,0 0,0">
          <text:p/>
        </draw:polygon>
        <draw:frame draw:style-name="gr4" draw:text-style-name="P5" draw:layer="layout" svg:width="1.365cm" svg:height="0.361cm" svg:x="21.964cm" svg:y="7.074cm">
          <draw:text-box>
            <text:p text:style-name="P4"><text:span text:style-name="T3">2016-10-21</text:span></text:p>
          </draw:text-box>
        </draw:frame>
        <draw:polygon draw:style-name="gr8" draw:text-style-name="P1" draw:layer="layout" svg:width="4.847cm" svg:height="0.598cm" svg:x="13.885cm" svg:y="6.957cm" svg:viewBox="0 0 4848 599" draw:points="0,599 4848,599 4848,0 0,0">
          <text:p/>
        </draw:polygon>
        <draw:frame draw:style-name="gr4" draw:text-style-name="P5" draw:layer="layout" svg:width="1.365cm" svg:height="0.361cm" svg:x="19.463cm" svg:y="7.074cm">
          <draw:text-box>
            <text:p text:style-name="P4"><text:span text:style-name="T3">2016-10-18</text:span></text:p>
          </draw:text-box>
        </draw:frame>
        <draw:polygon draw:style-name="gr8" draw:text-style-name="P1" draw:layer="layout" svg:width="2.348cm" svg:height="0.598cm" svg:x="23.885cm" svg:y="9.957cm" svg:viewBox="0 0 2349 599" draw:points="0,599 2349,599 2349,0 0,0">
          <text:p/>
        </draw:polygon>
        <draw:frame draw:style-name="gr4" draw:text-style-name="P5" draw:layer="layout" svg:width="3.765cm" svg:height="0.361cm" svg:x="13.942cm" svg:y="7.074cm">
          <draw:text-box>
            <text:p text:style-name="P4"><text:span text:style-name="T3">PCB creation <text:s/>/ Interface wiring </text:span></text:p>
          </draw:text-box>
        </draw:frame>
        <draw:polygon draw:style-name="gr8" draw:text-style-name="P1" draw:layer="layout" svg:width="2.347cm" svg:height="0.598cm" svg:x="21.385cm" svg:y="9.957cm" svg:viewBox="0 0 2348 599" draw:points="0,599 2348,599 2348,0 0,0">
          <text:p/>
        </draw:polygon>
        <draw:frame draw:style-name="gr9" draw:text-style-name="P5" draw:layer="layout" svg:width="0.451cm" svg:height="0.361cm" svg:x="24.906cm" svg:y="10.076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9.957cm" svg:viewBox="0 0 2348 599" draw:points="0,599 2348,599 2348,0 0,0">
          <text:p/>
        </draw:polygon>
        <draw:frame draw:style-name="gr9" draw:text-style-name="P5" draw:layer="layout" svg:width="1.365cm" svg:height="0.361cm" svg:x="21.964cm" svg:y="10.076cm">
          <draw:text-box>
            <text:p text:style-name="P4"><text:span text:style-name="T3">2016-11-18</text:span></text:p>
          </draw:text-box>
        </draw:frame>
        <draw:polygon draw:style-name="gr8" draw:text-style-name="P1" draw:layer="layout" svg:width="4.847cm" svg:height="0.598cm" svg:x="13.885cm" svg:y="9.957cm" svg:viewBox="0 0 4848 599" draw:points="0,599 4848,599 4848,0 0,0">
          <text:p/>
        </draw:polygon>
        <draw:frame draw:style-name="gr9" draw:text-style-name="P5" draw:layer="layout" svg:width="1.365cm" svg:height="0.361cm" svg:x="19.463cm" svg:y="10.076cm">
          <draw:text-box>
            <text:p text:style-name="P4"><text:span text:style-name="T3">2016-11-14</text:span></text:p>
          </draw:text-box>
        </draw:frame>
        <draw:polygon draw:style-name="gr10" draw:text-style-name="P8" draw:layer="layout" svg:width="1.99cm" svg:height="1.524cm" svg:x="49.544cm" svg:y="10.382cm" svg:viewBox="0 0 1991 1525" draw:points="0,1525 1991,1525 1991,0 0,0">
          <text:p/>
        </draw:polygon>
        <draw:frame draw:style-name="gr9" draw:text-style-name="P5" draw:layer="layout" svg:width="1.882cm" svg:height="0.361cm" svg:x="13.942cm" svg:y="10.076cm">
          <draw:text-box>
            <text:p text:style-name="P4"><text:span text:style-name="T3">Satus Meetings </text:span></text:p>
          </draw:text-box>
        </draw:frame>
        <draw:frame draw:style-name="gr11" draw:text-style-name="P9" draw:layer="layout" svg:width="1.463cm" svg:height="0.517cm" svg:x="49.883cm" svg:y="10.374cm">
          <draw:text-box>
            <text:p text:style-name="P4"><text:span text:style-name="T4">Thomas </text:span></text:p>
          </draw:text-box>
        </draw:frame>
        <draw:frame draw:style-name="gr11" draw:text-style-name="P9" draw:layer="layout" svg:width="1.175cm" svg:height="0.517cm" svg:x="50.026cm" svg:y="10.883cm">
          <draw:text-box>
            <text:p text:style-name="P4"><text:span text:style-name="T4">Chang </text:span></text:p>
          </draw:text-box>
        </draw:frame>
        <draw:polygon draw:style-name="gr8" draw:text-style-name="P1" draw:layer="layout" svg:width="2.348cm" svg:height="0.598cm" svg:x="23.885cm" svg:y="7.707cm" svg:viewBox="0 0 2349 599" draw:points="0,599 2349,599 2349,0 0,0">
          <text:p/>
        </draw:polygon>
        <draw:polygon draw:style-name="gr8" draw:text-style-name="P1" draw:layer="layout" svg:width="2.347cm" svg:height="0.598cm" svg:x="21.385cm" svg:y="7.707cm" svg:viewBox="0 0 2348 599" draw:points="0,599 2348,599 2348,0 0,0">
          <text:p/>
        </draw:polygon>
        <draw:polygon draw:style-name="gr8" draw:text-style-name="P1" draw:layer="layout" svg:width="2.347cm" svg:height="0.598cm" svg:x="18.885cm" svg:y="7.707cm" svg:viewBox="0 0 2348 599" draw:points="0,599 2348,599 2348,0 0,0">
          <text:p/>
        </draw:polygon>
        <draw:polygon draw:style-name="gr8" draw:text-style-name="P1" draw:layer="layout" svg:width="4.847cm" svg:height="0.598cm" svg:x="13.885cm" svg:y="7.707cm" svg:viewBox="0 0 4848 599" draw:points="0,599 4848,599 4848,0 0,0">
          <text:p/>
        </draw:polygon>
        <draw:polygon draw:style-name="gr2" draw:text-style-name="P2" draw:layer="layout" svg:width="0.625cm" svg:height="0.75cm" svg:x="13.184cm" svg:y="7.631cm" svg:viewBox="0 0 626 751" draw:points="0,751 626,751 626,0 0,0">
          <text:p/>
        </draw:polygon>
        <draw:path draw:style-name="gr3" draw:text-style-name="P3" draw:layer="layout" svg:width="31.479cm" svg:height="0.75cm" svg:x="13.184cm" svg:y="7.631cm" svg:viewBox="0 0 31480 751" svg:d="M0 751h31480v-751h-31480zM0 751v-751h625v751z">
          <text:p/>
        </draw:path>
        <draw:frame draw:style-name="gr12" draw:text-style-name="P9" draw:layer="layout" svg:width="2.004cm" svg:height="0.517cm" svg:x="49.567cm" svg:y="11.39cm">
          <draw:text-box>
            <text:p text:style-name="P4"><text:span text:style-name="T4">N01040694</text:span></text:p>
          </draw:text-box>
        </draw:frame>
        <draw:polygon draw:style-name="gr8" draw:text-style-name="P1" draw:layer="layout" svg:width="2.348cm" svg:height="0.598cm" svg:x="23.885cm" svg:y="8.457cm" svg:viewBox="0 0 2349 599" draw:points="0,599 2349,599 2349,0 0,0">
          <text:p/>
        </draw:polygon>
        <draw:polygon draw:style-name="gr8" draw:text-style-name="P1" draw:layer="layout" svg:width="2.347cm" svg:height="0.598cm" svg:x="21.385cm" svg:y="8.457cm" svg:viewBox="0 0 2348 599" draw:points="0,599 2348,599 2348,0 0,0">
          <text:p/>
        </draw:polygon>
        <draw:polygon draw:style-name="gr8" draw:text-style-name="P1" draw:layer="layout" svg:width="2.347cm" svg:height="0.598cm" svg:x="18.885cm" svg:y="8.457cm" svg:viewBox="0 0 2348 599" draw:points="0,599 2348,599 2348,0 0,0">
          <text:p/>
        </draw:polygon>
        <draw:polygon draw:style-name="gr8" draw:text-style-name="P1" draw:layer="layout" svg:width="4.847cm" svg:height="0.598cm" svg:x="13.885cm" svg:y="8.457cm" svg:viewBox="0 0 4848 599" draw:points="0,599 4848,599 4848,0 0,0">
          <text:p/>
        </draw:polygon>
        <draw:polygon draw:style-name="gr2" draw:text-style-name="P2" draw:layer="layout" svg:width="0.625cm" svg:height="0.75cm" svg:x="13.184cm" svg:y="8.381cm" svg:viewBox="0 0 626 751" draw:points="0,751 626,751 626,0 0,0">
          <text:p/>
        </draw:polygon>
        <draw:path draw:style-name="gr3" draw:text-style-name="P3" draw:layer="layout" svg:width="31.479cm" svg:height="0.75cm" svg:x="13.184cm" svg:y="8.381cm" svg:viewBox="0 0 31480 751" svg:d="M0 751h31480v-751h-31480zM0 751v-751h625v751z">
          <text:p/>
        </draw:path>
        <draw:frame draw:style-name="gr4" draw:text-style-name="P5" draw:layer="layout" svg:width="0.29cm" svg:height="0.361cm" svg:x="13.431cm" svg:y="7.824cm">
          <draw:text-box>
            <text:p text:style-name="P4"><text:span text:style-name="T3">7</text:span></text:p>
          </draw:text-box>
        </draw:frame>
        <draw:polygon draw:style-name="gr8" draw:text-style-name="P1" draw:layer="layout" svg:width="2.348cm" svg:height="0.598cm" svg:x="23.885cm" svg:y="9.207cm" svg:viewBox="0 0 2349 599" draw:points="0,599 2349,599 2349,0 0,0">
          <text:p/>
        </draw:polygon>
        <draw:polygon draw:style-name="gr8" draw:text-style-name="P1" draw:layer="layout" svg:width="2.347cm" svg:height="0.598cm" svg:x="21.385cm" svg:y="9.207cm" svg:viewBox="0 0 2348 599" draw:points="0,599 2348,599 2348,0 0,0">
          <text:p/>
        </draw:polygon>
        <draw:polygon draw:style-name="gr8" draw:text-style-name="P1" draw:layer="layout" svg:width="2.347cm" svg:height="0.598cm" svg:x="18.885cm" svg:y="9.207cm" svg:viewBox="0 0 2348 599" draw:points="0,599 2348,599 2348,0 0,0">
          <text:p/>
        </draw:polygon>
        <draw:polygon draw:style-name="gr8" draw:text-style-name="P1" draw:layer="layout" svg:width="4.847cm" svg:height="0.598cm" svg:x="13.885cm" svg:y="9.207cm" svg:viewBox="0 0 4848 599" draw:points="0,599 4848,599 4848,0 0,0">
          <text:p/>
        </draw:polygon>
        <draw:polygon draw:style-name="gr2" draw:text-style-name="P2" draw:layer="layout" svg:width="0.625cm" svg:height="0.75cm" svg:x="13.184cm" svg:y="9.131cm" svg:viewBox="0 0 626 751" draw:points="0,751 626,751 626,0 0,0">
          <text:p/>
        </draw:polygon>
        <draw:path draw:style-name="gr3" draw:text-style-name="P3" draw:layer="layout" svg:width="31.479cm" svg:height="0.75cm" svg:x="13.184cm" svg:y="9.131cm" svg:viewBox="0 0 31480 751" svg:d="M0 751h31480v-751h-31480zM0 751v-751h625v751z">
          <text:p/>
        </draw:path>
        <draw:frame draw:style-name="gr9" draw:text-style-name="P5" draw:layer="layout" svg:width="0.291cm" svg:height="0.361cm" svg:x="13.431cm" svg:y="8.574cm">
          <draw:text-box>
            <text:p text:style-name="P4"><text:span text:style-name="T3">8</text:span></text:p>
          </draw:text-box>
        </draw:frame>
        <draw:polygon draw:style-name="gr7" draw:text-style-name="P7" draw:layer="layout" svg:width="0.277cm" svg:height="0.3cm" svg:x="29.537cm" svg:y="7.856cm" svg:viewBox="0 0 278 301" draw:points="0,301 278,301 278,0 0,0">
          <text:p/>
        </draw:polygon>
        <draw:polygon draw:style-name="gr3" draw:text-style-name="P3" draw:layer="layout" svg:width="0cm" svg:height="0.199cm" svg:x="29.537cm" svg:y="7.906cm" svg:viewBox="0 0 0 200" draw:points="0,200 0,0">
          <text:p/>
        </draw:polygon>
        <draw:polygon draw:style-name="gr8" draw:text-style-name="P1" draw:layer="layout" svg:width="2.348cm" svg:height="0.598cm" svg:x="23.885cm" svg:y="7.707cm" svg:viewBox="0 0 2349 599" draw:points="0,599 2349,599 2349,0 0,0">
          <text:p/>
        </draw:polygon>
        <draw:frame draw:style-name="gr4" draw:text-style-name="P5" draw:layer="layout" svg:width="0.29cm" svg:height="0.361cm" svg:x="13.431cm" svg:y="9.327cm">
          <draw:text-box>
            <text:p text:style-name="P4"><text:span text:style-name="T3">9</text:span></text:p>
          </draw:text-box>
        </draw:frame>
        <draw:polygon draw:style-name="gr8" draw:text-style-name="P1" draw:layer="layout" svg:width="2.347cm" svg:height="0.598cm" svg:x="21.385cm" svg:y="7.707cm" svg:viewBox="0 0 2348 599" draw:points="0,599 2348,599 2348,0 0,0">
          <text:p/>
        </draw:polygon>
        <draw:frame draw:style-name="gr4" draw:text-style-name="P5" draw:layer="layout" svg:width="0.303cm" svg:height="0.361cm" svg:x="24.977cm" svg:y="7.824cm">
          <draw:text-box>
            <text:p text:style-name="P4"><text:span text:style-name="T3">6h</text:span></text:p>
          </draw:text-box>
        </draw:frame>
        <draw:polygon draw:style-name="gr8" draw:text-style-name="P1" draw:layer="layout" svg:width="2.347cm" svg:height="0.598cm" svg:x="18.885cm" svg:y="7.707cm" svg:viewBox="0 0 2348 599" draw:points="0,599 2348,599 2348,0 0,0">
          <text:p/>
        </draw:polygon>
        <draw:frame draw:style-name="gr4" draw:text-style-name="P5" draw:layer="layout" svg:width="1.365cm" svg:height="0.361cm" svg:x="21.964cm" svg:y="7.824cm">
          <draw:text-box>
            <text:p text:style-name="P4"><text:span text:style-name="T3">2016-10-26</text:span></text:p>
          </draw:text-box>
        </draw:frame>
        <draw:polygon draw:style-name="gr8" draw:text-style-name="P1" draw:layer="layout" svg:width="4.847cm" svg:height="0.598cm" svg:x="13.885cm" svg:y="7.707cm" svg:viewBox="0 0 4848 599" draw:points="0,599 4848,599 4848,0 0,0">
          <text:p/>
        </draw:polygon>
        <draw:frame draw:style-name="gr4" draw:text-style-name="P5" draw:layer="layout" svg:width="1.365cm" svg:height="0.361cm" svg:x="19.463cm" svg:y="7.824cm">
          <draw:text-box>
            <text:p text:style-name="P4"><text:span text:style-name="T3">2016-10-24</text:span></text:p>
          </draw:text-box>
        </draw:frame>
        <draw:polygon draw:style-name="gr7" draw:text-style-name="P7" draw:layer="layout" svg:width="0.462cm" svg:height="0.3cm" svg:x="30.182cm" svg:y="8.606cm" svg:viewBox="0 0 463 301" draw:points="0,301 463,301 463,0 0,0">
          <text:p/>
        </draw:polygon>
        <draw:polygon draw:style-name="gr3" draw:text-style-name="P3" draw:layer="layout" svg:width="0cm" svg:height="0.199cm" svg:x="30.182cm" svg:y="8.656cm" svg:viewBox="0 0 0 200" draw:points="0,200 0,0">
          <text:p/>
        </draw:polygon>
        <draw:polygon draw:style-name="gr8" draw:text-style-name="P1" draw:layer="layout" svg:width="2.348cm" svg:height="0.598cm" svg:x="23.885cm" svg:y="8.457cm" svg:viewBox="0 0 2349 599" draw:points="0,599 2349,599 2349,0 0,0">
          <text:p/>
        </draw:polygon>
        <draw:frame draw:style-name="gr4" draw:text-style-name="P5" draw:layer="layout" svg:width="2.567cm" svg:height="0.361cm" svg:x="13.942cm" svg:y="7.824cm">
          <draw:text-box>
            <text:p text:style-name="P4"><text:span text:style-name="T3">Testing and Demoing </text:span></text:p>
          </draw:text-box>
        </draw:frame>
        <draw:polygon draw:style-name="gr8" draw:text-style-name="P1" draw:layer="layout" svg:width="2.347cm" svg:height="0.598cm" svg:x="21.385cm" svg:y="8.457cm" svg:viewBox="0 0 2348 599" draw:points="0,599 2348,599 2348,0 0,0">
          <text:p/>
        </draw:polygon>
        <draw:frame draw:style-name="gr9" draw:text-style-name="P5" draw:layer="layout" svg:width="0.451cm" svg:height="0.361cm" svg:x="24.906cm" svg:y="8.574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8.457cm" svg:viewBox="0 0 2348 599" draw:points="0,599 2348,599 2348,0 0,0">
          <text:p/>
        </draw:polygon>
        <draw:frame draw:style-name="gr9" draw:text-style-name="P5" draw:layer="layout" svg:width="1.365cm" svg:height="0.361cm" svg:x="21.964cm" svg:y="8.574cm">
          <draw:text-box>
            <text:p text:style-name="P4"><text:span text:style-name="T3">2016-11-04</text:span></text:p>
          </draw:text-box>
        </draw:frame>
        <draw:polygon draw:style-name="gr8" draw:text-style-name="P1" draw:layer="layout" svg:width="4.847cm" svg:height="0.598cm" svg:x="13.885cm" svg:y="8.457cm" svg:viewBox="0 0 4848 599" draw:points="0,599 4848,599 4848,0 0,0">
          <text:p/>
        </draw:polygon>
        <draw:frame draw:style-name="gr9" draw:text-style-name="P5" draw:layer="layout" svg:width="1.365cm" svg:height="0.361cm" svg:x="19.463cm" svg:y="8.574cm">
          <draw:text-box>
            <text:p text:style-name="P4"><text:span text:style-name="T3">2016-10-31</text:span></text:p>
          </draw:text-box>
        </draw:frame>
        <draw:polygon draw:style-name="gr7" draw:text-style-name="P7" draw:layer="layout" svg:width="0.461cm" svg:height="0.3cm" svg:x="30.828cm" svg:y="9.356cm" svg:viewBox="0 0 462 301" draw:points="0,301 462,301 462,0 0,0">
          <text:p/>
        </draw:polygon>
        <draw:polygon draw:style-name="gr3" draw:text-style-name="P3" draw:layer="layout" svg:width="0cm" svg:height="0.199cm" svg:x="30.828cm" svg:y="9.406cm" svg:viewBox="0 0 0 200" draw:points="0,200 0,0">
          <text:p/>
        </draw:polygon>
        <draw:polygon draw:style-name="gr8" draw:text-style-name="P1" draw:layer="layout" svg:width="2.348cm" svg:height="0.598cm" svg:x="23.885cm" svg:y="9.207cm" svg:viewBox="0 0 2349 599" draw:points="0,599 2349,599 2349,0 0,0">
          <text:p/>
        </draw:polygon>
        <draw:frame draw:style-name="gr9" draw:text-style-name="P5" draw:layer="layout" svg:width="3.456cm" svg:height="0.361cm" svg:x="13.942cm" svg:y="8.574cm">
          <draw:text-box>
            <text:p text:style-name="P4"><text:span text:style-name="T3">Feedback and Writing Report</text:span></text:p>
          </draw:text-box>
        </draw:frame>
        <draw:polygon draw:style-name="gr8" draw:text-style-name="P1" draw:layer="layout" svg:width="2.347cm" svg:height="0.598cm" svg:x="21.385cm" svg:y="9.207cm" svg:viewBox="0 0 2348 599" draw:points="0,599 2348,599 2348,0 0,0">
          <text:p/>
        </draw:polygon>
        <draw:frame draw:style-name="gr4" draw:text-style-name="P5" draw:layer="layout" svg:width="0.451cm" svg:height="0.361cm" svg:x="24.906cm" svg:y="9.327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9.207cm" svg:viewBox="0 0 2348 599" draw:points="0,599 2348,599 2348,0 0,0">
          <text:p/>
        </draw:polygon>
        <draw:frame draw:style-name="gr4" draw:text-style-name="P5" draw:layer="layout" svg:width="1.365cm" svg:height="0.361cm" svg:x="21.964cm" svg:y="9.327cm">
          <draw:text-box>
            <text:p text:style-name="P4"><text:span text:style-name="T3">2016-11-11</text:span></text:p>
          </draw:text-box>
        </draw:frame>
        <draw:polygon draw:style-name="gr8" draw:text-style-name="P1" draw:layer="layout" svg:width="4.847cm" svg:height="0.598cm" svg:x="13.885cm" svg:y="9.207cm" svg:viewBox="0 0 4848 599" draw:points="0,599 4848,599 4848,0 0,0">
          <text:p/>
        </draw:polygon>
        <draw:frame draw:style-name="gr4" draw:text-style-name="P5" draw:layer="layout" svg:width="1.365cm" svg:height="0.361cm" svg:x="19.463cm" svg:y="9.327cm">
          <draw:text-box>
            <text:p text:style-name="P4"><text:span text:style-name="T3">2016-11-07</text:span></text:p>
          </draw:text-box>
        </draw:frame>
        <draw:path draw:style-name="gr13" draw:text-style-name="P3" draw:layer="layout" svg:width="0.463cm" svg:height="0.75cm" svg:x="26.373cm" svg:y="3.506cm" svg:viewBox="0 0 464 751" svg:d="M306 0h133c14 0 25 11 25 25v204c0 14-11 25-25 25h-414c-14 0-25 11-25 25v447c0 14 11 25 25 25h281">
          <text:p/>
        </draw:path>
        <draw:path draw:style-name="gr13" draw:text-style-name="P3" draw:layer="layout" svg:width="0.463cm" svg:height="0.75cm" svg:x="26.742cm" svg:y="4.256cm" svg:viewBox="0 0 464 751" svg:d="M305 0h134c14 0 25 11 25 25v204c0 14-11 25-25 25h-414c-14 0-25 11-25 25v447c0 14 11 25 25 25h280">
          <text:p/>
        </draw:path>
        <draw:path draw:style-name="gr13" draw:text-style-name="P3" draw:layer="layout" svg:width="0.305cm" svg:height="0.75cm" svg:x="27.295cm" svg:y="5.006cm" svg:viewBox="0 0 306 751" svg:d="M28 0h134c14 0 25 11 25 25v204c0 14-11 25-25 25h-137c-14 0-25 11-25 25v447c0 14 11 25 25 25h281">
          <text:p/>
        </draw:path>
        <draw:path draw:style-name="gr13" draw:text-style-name="P3" draw:layer="layout" svg:width="0.305cm" svg:height="0.75cm" svg:x="27.941cm" svg:y="5.756cm" svg:viewBox="0 0 306 751" svg:d="M28 0h134c14 0 26 11 26 25v204c0 14-12 25-26 25h-137c-14 0-25 11-25 25v447c0 14 11 25 25 25h281">
          <text:p/>
        </draw:path>
        <draw:path draw:style-name="gr13" draw:text-style-name="P3" draw:layer="layout" svg:width="0.463cm" svg:height="0.75cm" svg:x="28.679cm" svg:y="6.506cm" svg:viewBox="0 0 464 751" svg:d="M305 0h134c14 0 25 11 25 25v204c0 14-11 25-25 25h-414c-14 0-25 11-25 25v447c0 14 11 25 25 25h280">
          <text:p/>
        </draw:path>
        <draw:path draw:style-name="gr13" draw:text-style-name="P3" draw:layer="layout" svg:width="0.305cm" svg:height="0.75cm" svg:x="29.232cm" svg:y="7.256cm" svg:viewBox="0 0 306 751" svg:d="M121 0h134c14 0 25 11 25 25v204c0 14-11 25-25 25h-230c-14 0-25 11-25 25v447c0 14 11 25 25 25h281">
          <text:p/>
        </draw:path>
        <draw:path draw:style-name="gr13" draw:text-style-name="P3" draw:layer="layout" svg:width="0.369cm" svg:height="0.75cm" svg:x="29.813cm" svg:y="8.006cm" svg:viewBox="0 0 370 751" svg:d="M0 0h134c14 0 25 11 25 25v204c0 14-11 25-25 25h-44c-14 0-25 11-25 25v447c0 14 11 25 25 25h280">
          <text:p/>
        </draw:path>
        <draw:path draw:style-name="gr13" draw:text-style-name="P3" draw:layer="layout" svg:width="0.305cm" svg:height="0.75cm" svg:x="30.523cm" svg:y="8.756cm" svg:viewBox="0 0 306 751" svg:d="M122 0h134c13 0 24 11 24 25v204c0 14-11 25-24 25h-231c-13 0-25 11-25 25v447c0 14 12 25 25 25h281">
          <text:p/>
        </draw:path>
        <draw:path draw:style-name="gr13" draw:text-style-name="P3" draw:layer="layout" svg:width="0.305cm" svg:height="0.75cm" svg:x="31.169cm" svg:y="9.506cm" svg:viewBox="0 0 306 751" svg:d="M120 0h134c14 0 25 11 25 25v204c0 14-11 25-25 25h-229c-14 0-25 11-25 25v447c0 14 11 25 25 25h281">
          <text:p/>
        </draw:path>
        <draw:polygon draw:style-name="gr8" draw:text-style-name="P1" draw:layer="layout" svg:width="2.348cm" svg:height="0.598cm" svg:x="23.885cm" svg:y="15.207cm" svg:viewBox="0 0 2349 599" draw:points="0,599 2349,599 2349,0 0,0">
          <text:p/>
        </draw:polygon>
        <draw:polygon draw:style-name="gr8" draw:text-style-name="P1" draw:layer="layout" svg:width="2.347cm" svg:height="0.598cm" svg:x="21.385cm" svg:y="15.207cm" svg:viewBox="0 0 2348 599" draw:points="0,599 2348,599 2348,0 0,0">
          <text:p/>
        </draw:polygon>
        <draw:polygon draw:style-name="gr8" draw:text-style-name="P1" draw:layer="layout" svg:width="2.347cm" svg:height="0.598cm" svg:x="18.885cm" svg:y="15.207cm" svg:viewBox="0 0 2348 599" draw:points="0,599 2348,599 2348,0 0,0">
          <text:p/>
        </draw:polygon>
        <draw:polygon draw:style-name="gr8" draw:text-style-name="P1" draw:layer="layout" svg:width="4.847cm" svg:height="0.598cm" svg:x="13.885cm" svg:y="15.207cm" svg:viewBox="0 0 4848 599" draw:points="0,599 4848,599 4848,0 0,0">
          <text:p/>
        </draw:polygon>
        <draw:polygon draw:style-name="gr2" draw:text-style-name="P2" draw:layer="layout" svg:width="0.625cm" svg:height="0.75cm" svg:x="13.184cm" svg:y="15.131cm" svg:viewBox="0 0 626 751" draw:points="0,751 626,751 626,0 0,0">
          <text:p/>
        </draw:polygon>
        <draw:path draw:style-name="gr3" draw:text-style-name="P3" draw:layer="layout" svg:width="31.479cm" svg:height="0.75cm" svg:x="13.184cm" svg:y="15.131cm" svg:viewBox="0 0 31480 751" svg:d="M0 751h31480v-751h-31480zM0 751v-751h625v751z">
          <text:p/>
        </draw:path>
        <draw:frame draw:style-name="gr4" draw:text-style-name="P5" draw:layer="layout" svg:width="2.601cm" svg:height="0.361cm" svg:x="13.942cm" svg:y="9.327cm">
          <draw:text-box>
            <text:p text:style-name="P4"><text:span text:style-name="T3">Practice Presentation </text:span></text:p>
          </draw:text-box>
        </draw:frame>
        <draw:polygon draw:style-name="gr2" draw:text-style-name="P2" draw:layer="layout" svg:width="0.625cm" svg:height="0.75cm" svg:x="13.184cm" svg:y="9.881cm" svg:viewBox="0 0 626 751" draw:points="0,751 626,751 626,0 0,0">
          <text:p/>
        </draw:polygon>
        <draw:path draw:style-name="gr3" draw:text-style-name="P3" draw:layer="layout" svg:width="31.479cm" svg:height="0.75cm" svg:x="13.184cm" svg:y="9.881cm" svg:viewBox="0 0 31480 751" svg:d="M0 751h31480v-751h-31480zM0 751v-751h625v751z">
          <text:p/>
        </draw:path>
        <draw:frame draw:style-name="gr4" draw:text-style-name="P5" draw:layer="layout" svg:width="0.298cm" svg:height="0.361cm" svg:x="13.36cm" svg:y="15.334cm">
          <draw:text-box>
            <text:p text:style-name="P4"><text:span text:style-name="T3">17</text:span></text:p>
          </draw:text-box>
        </draw:frame>
        <draw:polygon draw:style-name="gr7" draw:text-style-name="P7" draw:layer="layout" svg:width="0.461cm" svg:height="0.3cm" svg:x="31.474cm" svg:y="10.106cm" svg:viewBox="0 0 462 301" draw:points="0,301 462,301 462,0 0,0">
          <text:p/>
        </draw:polygon>
        <draw:polygon draw:style-name="gr3" draw:text-style-name="P3" draw:layer="layout" svg:width="0cm" svg:height="0.199cm" svg:x="31.474cm" svg:y="10.156cm" svg:viewBox="0 0 0 200" draw:points="0,200 0,0">
          <text:p/>
        </draw:polygon>
        <draw:polygon draw:style-name="gr8" draw:text-style-name="P1" draw:layer="layout" svg:width="2.348cm" svg:height="0.598cm" svg:x="23.885cm" svg:y="10.707cm" svg:viewBox="0 0 2349 599" draw:points="0,599 2349,599 2349,0 0,0">
          <text:p/>
        </draw:polygon>
        <draw:polygon draw:style-name="gr8" draw:text-style-name="P1" draw:layer="layout" svg:width="2.347cm" svg:height="0.598cm" svg:x="21.385cm" svg:y="10.707cm" svg:viewBox="0 0 2348 599" draw:points="0,599 2348,599 2348,0 0,0">
          <text:p/>
        </draw:polygon>
        <draw:polygon draw:style-name="gr8" draw:text-style-name="P1" draw:layer="layout" svg:width="2.347cm" svg:height="0.598cm" svg:x="18.885cm" svg:y="10.707cm" svg:viewBox="0 0 2348 599" draw:points="0,599 2348,599 2348,0 0,0">
          <text:p/>
        </draw:polygon>
        <draw:polygon draw:style-name="gr8" draw:text-style-name="P1" draw:layer="layout" svg:width="4.847cm" svg:height="0.598cm" svg:x="13.885cm" svg:y="10.707cm" svg:viewBox="0 0 4848 599" draw:points="0,599 4848,599 4848,0 0,0">
          <text:p/>
        </draw:polygon>
        <draw:polygon draw:style-name="gr2" draw:text-style-name="P2" draw:layer="layout" svg:width="0.625cm" svg:height="0.75cm" svg:x="13.184cm" svg:y="10.631cm" svg:viewBox="0 0 626 751" draw:points="0,751 626,751 626,0 0,0">
          <text:p/>
        </draw:polygon>
        <draw:path draw:style-name="gr3" draw:text-style-name="P3" draw:layer="layout" svg:width="31.479cm" svg:height="0.75cm" svg:x="13.184cm" svg:y="10.631cm" svg:viewBox="0 0 31480 751" svg:d="M0 751h31480v-751h-31480zM0 751v-751h625v751z">
          <text:p/>
        </draw:path>
        <draw:frame draw:style-name="gr9" draw:text-style-name="P5" draw:layer="layout" svg:width="0.298cm" svg:height="0.361cm" svg:x="13.36cm" svg:y="10.076cm">
          <draw:text-box>
            <text:p text:style-name="P4"><text:span text:style-name="T3">10</text:span></text:p>
          </draw:text-box>
        </draw:frame>
        <draw:polygon draw:style-name="gr8" draw:text-style-name="P1" draw:layer="layout" svg:width="2.348cm" svg:height="0.598cm" svg:x="23.885cm" svg:y="14.457cm" svg:viewBox="0 0 2349 599" draw:points="0,599 2349,599 2349,0 0,0">
          <text:p/>
        </draw:polygon>
        <draw:polygon draw:style-name="gr8" draw:text-style-name="P1" draw:layer="layout" svg:width="2.347cm" svg:height="0.598cm" svg:x="21.385cm" svg:y="14.457cm" svg:viewBox="0 0 2348 599" draw:points="0,599 2348,599 2348,0 0,0">
          <text:p/>
        </draw:polygon>
        <draw:polygon draw:style-name="gr8" draw:text-style-name="P1" draw:layer="layout" svg:width="2.347cm" svg:height="0.598cm" svg:x="18.885cm" svg:y="14.457cm" svg:viewBox="0 0 2348 599" draw:points="0,599 2348,599 2348,0 0,0">
          <text:p/>
        </draw:polygon>
        <draw:polygon draw:style-name="gr8" draw:text-style-name="P1" draw:layer="layout" svg:width="4.847cm" svg:height="0.598cm" svg:x="13.885cm" svg:y="14.457cm" svg:viewBox="0 0 4848 599" draw:points="0,599 4848,599 4848,0 0,0">
          <text:p/>
        </draw:polygon>
        <draw:polygon draw:style-name="gr2" draw:text-style-name="P2" draw:layer="layout" svg:width="0.625cm" svg:height="0.75cm" svg:x="13.184cm" svg:y="14.381cm" svg:viewBox="0 0 626 751" draw:points="0,751 626,751 626,0 0,0">
          <text:p/>
        </draw:polygon>
        <draw:path draw:style-name="gr3" draw:text-style-name="P3" draw:layer="layout" svg:width="31.479cm" svg:height="0.75cm" svg:x="13.184cm" svg:y="14.381cm" svg:viewBox="0 0 31480 751" svg:d="M0 751h31480v-751h-31480zM0 751v-751h625v751z">
          <text:p/>
        </draw:path>
        <draw:frame draw:style-name="gr4" draw:text-style-name="P5" draw:layer="layout" svg:width="0.298cm" svg:height="0.361cm" svg:x="13.36cm" svg:y="10.828cm">
          <draw:text-box>
            <text:p text:style-name="P4"><text:span text:style-name="T3">11</text:span></text:p>
          </draw:text-box>
        </draw:frame>
        <draw:polygon draw:style-name="gr8" draw:text-style-name="P1" draw:layer="layout" svg:width="2.348cm" svg:height="0.598cm" svg:x="23.885cm" svg:y="13.707cm" svg:viewBox="0 0 2349 599" draw:points="0,599 2349,599 2349,0 0,0">
          <text:p/>
        </draw:polygon>
        <draw:polygon draw:style-name="gr8" draw:text-style-name="P1" draw:layer="layout" svg:width="2.347cm" svg:height="0.598cm" svg:x="21.385cm" svg:y="13.707cm" svg:viewBox="0 0 2348 599" draw:points="0,599 2348,599 2348,0 0,0">
          <text:p/>
        </draw:polygon>
        <draw:polygon draw:style-name="gr8" draw:text-style-name="P1" draw:layer="layout" svg:width="2.347cm" svg:height="0.598cm" svg:x="18.885cm" svg:y="13.707cm" svg:viewBox="0 0 2348 599" draw:points="0,599 2348,599 2348,0 0,0">
          <text:p/>
        </draw:polygon>
        <draw:polygon draw:style-name="gr8" draw:text-style-name="P1" draw:layer="layout" svg:width="4.847cm" svg:height="0.598cm" svg:x="13.885cm" svg:y="13.707cm" svg:viewBox="0 0 4848 599" draw:points="0,599 4848,599 4848,0 0,0">
          <text:p/>
        </draw:polygon>
        <draw:polygon draw:style-name="gr2" draw:text-style-name="P2" draw:layer="layout" svg:width="0.625cm" svg:height="0.75cm" svg:x="13.184cm" svg:y="13.631cm" svg:viewBox="0 0 626 751" draw:points="0,751 626,751 626,0 0,0">
          <text:p/>
        </draw:polygon>
        <draw:path draw:style-name="gr3" draw:text-style-name="P3" draw:layer="layout" svg:width="31.479cm" svg:height="0.75cm" svg:x="13.184cm" svg:y="13.631cm" svg:viewBox="0 0 31480 751" svg:d="M0 751h31480v-751h-31480zM0 751v-751h625v751z">
          <text:p/>
        </draw:path>
        <draw:frame draw:style-name="gr9" draw:text-style-name="P5" draw:layer="layout" svg:width="0.298cm" svg:height="0.361cm" svg:x="13.36cm" svg:y="14.582cm">
          <draw:text-box>
            <text:p text:style-name="P4"><text:span text:style-name="T3">16</text:span></text:p>
          </draw:text-box>
        </draw:frame>
        <draw:polygon draw:style-name="gr8" draw:text-style-name="P1" draw:layer="layout" svg:width="2.348cm" svg:height="0.598cm" svg:x="23.885cm" svg:y="12.957cm" svg:viewBox="0 0 2349 599" draw:points="0,599 2349,599 2349,0 0,0">
          <text:p/>
        </draw:polygon>
        <draw:polygon draw:style-name="gr8" draw:text-style-name="P1" draw:layer="layout" svg:width="2.347cm" svg:height="0.598cm" svg:x="21.385cm" svg:y="12.957cm" svg:viewBox="0 0 2348 599" draw:points="0,599 2348,599 2348,0 0,0">
          <text:p/>
        </draw:polygon>
        <draw:polygon draw:style-name="gr8" draw:text-style-name="P1" draw:layer="layout" svg:width="2.347cm" svg:height="0.598cm" svg:x="18.885cm" svg:y="12.957cm" svg:viewBox="0 0 2348 599" draw:points="0,599 2348,599 2348,0 0,0">
          <text:p/>
        </draw:polygon>
        <draw:polygon draw:style-name="gr8" draw:text-style-name="P1" draw:layer="layout" svg:width="4.847cm" svg:height="0.598cm" svg:x="13.885cm" svg:y="12.957cm" svg:viewBox="0 0 4848 599" draw:points="0,599 4848,599 4848,0 0,0">
          <text:p/>
        </draw:polygon>
        <draw:polygon draw:style-name="gr2" draw:text-style-name="P2" draw:layer="layout" svg:width="0.625cm" svg:height="0.75cm" svg:x="13.184cm" svg:y="12.881cm" svg:viewBox="0 0 626 751" draw:points="0,751 626,751 626,0 0,0">
          <text:p/>
        </draw:polygon>
        <draw:path draw:style-name="gr3" draw:text-style-name="P3" draw:layer="layout" svg:width="31.479cm" svg:height="0.75cm" svg:x="13.184cm" svg:y="12.881cm" svg:viewBox="0 0 31480 751" svg:d="M0 751h31480v-751h-31480zM0 751v-751h625v751z">
          <text:p/>
        </draw:path>
        <draw:frame draw:style-name="gr4" draw:text-style-name="P5" draw:layer="layout" svg:width="0.298cm" svg:height="0.361cm" svg:x="13.36cm" svg:y="13.832cm">
          <draw:text-box>
            <text:p text:style-name="P4"><text:span text:style-name="T3">15</text:span></text:p>
          </draw:text-box>
        </draw:frame>
        <draw:polygon draw:style-name="gr8" draw:text-style-name="P1" draw:layer="layout" svg:width="2.348cm" svg:height="0.598cm" svg:x="23.885cm" svg:y="12.207cm" svg:viewBox="0 0 2349 599" draw:points="0,599 2349,599 2349,0 0,0">
          <text:p/>
        </draw:polygon>
        <draw:polygon draw:style-name="gr8" draw:text-style-name="P1" draw:layer="layout" svg:width="2.347cm" svg:height="0.598cm" svg:x="21.385cm" svg:y="12.207cm" svg:viewBox="0 0 2348 599" draw:points="0,599 2348,599 2348,0 0,0">
          <text:p/>
        </draw:polygon>
        <draw:polygon draw:style-name="gr8" draw:text-style-name="P1" draw:layer="layout" svg:width="2.347cm" svg:height="0.598cm" svg:x="18.885cm" svg:y="12.207cm" svg:viewBox="0 0 2348 599" draw:points="0,599 2348,599 2348,0 0,0">
          <text:p/>
        </draw:polygon>
        <draw:polygon draw:style-name="gr8" draw:text-style-name="P1" draw:layer="layout" svg:width="4.847cm" svg:height="0.598cm" svg:x="13.885cm" svg:y="12.207cm" svg:viewBox="0 0 4848 599" draw:points="0,599 4848,599 4848,0 0,0">
          <text:p/>
        </draw:polygon>
        <draw:polygon draw:style-name="gr2" draw:text-style-name="P2" draw:layer="layout" svg:width="0.625cm" svg:height="0.75cm" svg:x="13.184cm" svg:y="12.131cm" svg:viewBox="0 0 626 751" draw:points="0,751 626,751 626,0 0,0">
          <text:p/>
        </draw:polygon>
        <draw:path draw:style-name="gr3" draw:text-style-name="P3" draw:layer="layout" svg:width="31.479cm" svg:height="0.75cm" svg:x="13.184cm" svg:y="12.131cm" svg:viewBox="0 0 31480 751" svg:d="M0 751h31480v-751h-31480zM0 751v-751h625v751z">
          <text:p/>
        </draw:path>
        <draw:frame draw:style-name="gr9" draw:text-style-name="P5" draw:layer="layout" svg:width="0.298cm" svg:height="0.361cm" svg:x="13.36cm" svg:y="13.08cm">
          <draw:text-box>
            <text:p text:style-name="P4"><text:span text:style-name="T3">14</text:span></text:p>
          </draw:text-box>
        </draw:frame>
        <draw:polygon draw:style-name="gr8" draw:text-style-name="P1" draw:layer="layout" svg:width="2.348cm" svg:height="0.598cm" svg:x="23.885cm" svg:y="11.457cm" svg:viewBox="0 0 2349 599" draw:points="0,599 2349,599 2349,0 0,0">
          <text:p/>
        </draw:polygon>
        <draw:polygon draw:style-name="gr8" draw:text-style-name="P1" draw:layer="layout" svg:width="2.347cm" svg:height="0.598cm" svg:x="21.385cm" svg:y="11.457cm" svg:viewBox="0 0 2348 599" draw:points="0,599 2348,599 2348,0 0,0">
          <text:p/>
        </draw:polygon>
        <draw:polygon draw:style-name="gr8" draw:text-style-name="P1" draw:layer="layout" svg:width="2.347cm" svg:height="0.598cm" svg:x="18.885cm" svg:y="11.457cm" svg:viewBox="0 0 2348 599" draw:points="0,599 2348,599 2348,0 0,0">
          <text:p/>
        </draw:polygon>
        <draw:polygon draw:style-name="gr8" draw:text-style-name="P1" draw:layer="layout" svg:width="4.847cm" svg:height="0.598cm" svg:x="13.885cm" svg:y="11.457cm" svg:viewBox="0 0 4848 599" draw:points="0,599 4848,599 4848,0 0,0">
          <text:p/>
        </draw:polygon>
        <draw:polygon draw:style-name="gr2" draw:text-style-name="P2" draw:layer="layout" svg:width="0.625cm" svg:height="0.75cm" svg:x="13.184cm" svg:y="11.381cm" svg:viewBox="0 0 626 751" draw:points="0,751 626,751 626,0 0,0">
          <text:p/>
        </draw:polygon>
        <draw:path draw:style-name="gr3" draw:text-style-name="P3" draw:layer="layout" svg:width="31.479cm" svg:height="0.75cm" svg:x="13.184cm" svg:y="11.381cm" svg:viewBox="0 0 31480 751" svg:d="M0 751h31480v-751h-31480zM0 751v-751h625v751z">
          <text:p/>
        </draw:path>
        <draw:frame draw:style-name="gr4" draw:text-style-name="P5" draw:layer="layout" svg:width="0.298cm" svg:height="0.361cm" svg:x="13.36cm" svg:y="12.33cm">
          <draw:text-box>
            <text:p text:style-name="P4"><text:span text:style-name="T3">13</text:span></text:p>
          </draw:text-box>
        </draw:frame>
        <draw:polygon draw:style-name="gr7" draw:text-style-name="P7" draw:layer="layout" svg:width="4.334cm" svg:height="0.3cm" svg:x="32.12cm" svg:y="10.856cm" svg:viewBox="0 0 4335 301" draw:points="0,301 4335,301 4335,0 0,0">
          <text:p/>
        </draw:polygon>
        <draw:polygon draw:style-name="gr3" draw:text-style-name="P3" draw:layer="layout" svg:width="0cm" svg:height="0.199cm" svg:x="32.12cm" svg:y="10.906cm" svg:viewBox="0 0 0 200" draw:points="0,200 0,0">
          <text:p/>
        </draw:polygon>
        <draw:polygon draw:style-name="gr8" draw:text-style-name="P1" draw:layer="layout" svg:width="2.348cm" svg:height="0.598cm" svg:x="23.885cm" svg:y="10.707cm" svg:viewBox="0 0 2349 599" draw:points="0,599 2349,599 2349,0 0,0">
          <text:p/>
        </draw:polygon>
        <draw:frame draw:style-name="gr9" draw:text-style-name="P5" draw:layer="layout" svg:width="0.298cm" svg:height="0.361cm" svg:x="13.36cm" svg:y="11.578cm">
          <draw:text-box>
            <text:p text:style-name="P4"><text:span text:style-name="T3">12</text:span></text:p>
          </draw:text-box>
        </draw:frame>
        <draw:polygon draw:style-name="gr8" draw:text-style-name="P1" draw:layer="layout" svg:width="2.347cm" svg:height="0.598cm" svg:x="21.385cm" svg:y="10.707cm" svg:viewBox="0 0 2348 599" draw:points="0,599 2348,599 2348,0 0,0">
          <text:p/>
        </draw:polygon>
        <draw:frame draw:style-name="gr4" draw:text-style-name="P5" draw:layer="layout" svg:width="0.451cm" svg:height="0.361cm" svg:x="24.906cm" svg:y="10.828cm">
          <draw:text-box>
            <text:p text:style-name="P4"><text:span text:style-name="T3">70h</text:span></text:p>
          </draw:text-box>
        </draw:frame>
        <draw:polygon draw:style-name="gr8" draw:text-style-name="P1" draw:layer="layout" svg:width="2.347cm" svg:height="0.598cm" svg:x="18.885cm" svg:y="10.707cm" svg:viewBox="0 0 2348 599" draw:points="0,599 2348,599 2348,0 0,0">
          <text:p/>
        </draw:polygon>
        <draw:frame draw:style-name="gr4" draw:text-style-name="P5" draw:layer="layout" svg:width="1.365cm" svg:height="0.361cm" svg:x="21.964cm" svg:y="10.828cm">
          <draw:text-box>
            <text:p text:style-name="P4"><text:span text:style-name="T3">2017-01-06</text:span></text:p>
          </draw:text-box>
        </draw:frame>
        <draw:polygon draw:style-name="gr8" draw:text-style-name="P1" draw:layer="layout" svg:width="4.847cm" svg:height="0.598cm" svg:x="13.885cm" svg:y="10.707cm" svg:viewBox="0 0 4848 599" draw:points="0,599 4848,599 4848,0 0,0">
          <text:p/>
        </draw:polygon>
        <draw:frame draw:style-name="gr4" draw:text-style-name="P5" draw:layer="layout" svg:width="1.365cm" svg:height="0.361cm" svg:x="19.463cm" svg:y="10.828cm">
          <draw:text-box>
            <text:p text:style-name="P4"><text:span text:style-name="T3">2016-11-21</text:span></text:p>
          </draw:text-box>
        </draw:frame>
        <draw:polygon draw:style-name="gr10" draw:text-style-name="P8" draw:layer="layout" svg:width="3.039cm" svg:height="0.508cm" svg:x="49.012cm" svg:y="9.423cm" svg:viewBox="0 0 3040 509" draw:points="0,509 3040,509 3040,0 0,0">
          <text:p/>
        </draw:polygon>
        <draw:frame draw:style-name="gr4" draw:text-style-name="P5" draw:layer="layout" svg:width="4.426cm" svg:height="0.361cm" svg:x="13.942cm" svg:y="10.828cm">
          <draw:text-box>
            <text:p text:style-name="P4"><text:span text:style-name="T3">Free Thinking and Revise Project Plan</text:span></text:p>
          </draw:text-box>
        </draw:frame>
        <draw:polygon draw:style-name="gr10" draw:text-style-name="P8" draw:layer="layout" svg:width="1.829cm" svg:height="0.508cm" svg:x="49.651cm" svg:y="9.946cm" svg:viewBox="0 0 1830 509" draw:points="0,509 1830,509 1830,0 0,0">
          <text:p/>
        </draw:polygon>
        <draw:frame draw:style-name="gr12" draw:text-style-name="P9" draw:layer="layout" svg:width="3.054cm" svg:height="0.517cm" svg:x="49.034cm" svg:y="9.413cm">
          <draw:text-box>
            <text:p text:style-name="P4"><text:span text:style-name="T4">Smart Parking Lot</text:span></text:p>
          </draw:text-box>
        </draw:frame>
        <draw:polygon draw:style-name="gr7" draw:text-style-name="P7" draw:layer="layout" svg:width="0.138cm" svg:height="0.3cm" svg:x="36.639cm" svg:y="11.606cm" svg:viewBox="0 0 139 301" draw:points="0,301 139,301 139,0 0,0">
          <text:p/>
        </draw:polygon>
        <draw:polygon draw:style-name="gr3" draw:text-style-name="P3" draw:layer="layout" svg:width="0cm" svg:height="0.199cm" svg:x="36.639cm" svg:y="11.656cm" svg:viewBox="0 0 0 200" draw:points="0,200 0,0">
          <text:p/>
        </draw:polygon>
        <draw:polygon draw:style-name="gr8" draw:text-style-name="P1" draw:layer="layout" svg:width="2.348cm" svg:height="0.598cm" svg:x="23.885cm" svg:y="11.457cm" svg:viewBox="0 0 2349 599" draw:points="0,599 2349,599 2349,0 0,0">
          <text:p/>
        </draw:polygon>
        <draw:frame draw:style-name="gr11" draw:text-style-name="P9" draw:layer="layout" svg:width="1.844cm" svg:height="0.517cm" svg:x="49.674cm" svg:y="9.938cm">
          <draw:text-box>
            <text:p text:style-name="P4"><text:span text:style-name="T4">9/20/2016</text:span></text:p>
          </draw:text-box>
        </draw:frame>
        <draw:polygon draw:style-name="gr8" draw:text-style-name="P1" draw:layer="layout" svg:width="2.347cm" svg:height="0.598cm" svg:x="21.385cm" svg:y="11.457cm" svg:viewBox="0 0 2348 599" draw:points="0,599 2348,599 2348,0 0,0">
          <text:p/>
        </draw:polygon>
        <draw:frame draw:style-name="gr9" draw:text-style-name="P5" draw:layer="layout" svg:width="0.303cm" svg:height="0.361cm" svg:x="24.977cm" svg:y="11.578cm">
          <draw:text-box>
            <text:p text:style-name="P4"><text:span text:style-name="T3">3h</text:span></text:p>
          </draw:text-box>
        </draw:frame>
        <draw:polygon draw:style-name="gr8" draw:text-style-name="P1" draw:layer="layout" svg:width="2.347cm" svg:height="0.598cm" svg:x="18.885cm" svg:y="11.457cm" svg:viewBox="0 0 2348 599" draw:points="0,599 2348,599 2348,0 0,0">
          <text:p/>
        </draw:polygon>
        <draw:frame draw:style-name="gr9" draw:text-style-name="P5" draw:layer="layout" svg:width="1.365cm" svg:height="0.361cm" svg:x="21.964cm" svg:y="11.578cm">
          <draw:text-box>
            <text:p text:style-name="P4"><text:span text:style-name="T3">2017-01-10</text:span></text:p>
          </draw:text-box>
        </draw:frame>
        <draw:polygon draw:style-name="gr8" draw:text-style-name="P1" draw:layer="layout" svg:width="4.847cm" svg:height="0.598cm" svg:x="13.885cm" svg:y="11.457cm" svg:viewBox="0 0 4848 599" draw:points="0,599 4848,599 4848,0 0,0">
          <text:p/>
        </draw:polygon>
        <draw:frame draw:style-name="gr9" draw:text-style-name="P5" draw:layer="layout" svg:width="1.365cm" svg:height="0.361cm" svg:x="19.463cm" svg:y="11.578cm">
          <draw:text-box>
            <text:p text:style-name="P4"><text:span text:style-name="T3">2017-01-09</text:span></text:p>
          </draw:text-box>
        </draw:frame>
        <draw:polygon draw:style-name="gr7" draw:text-style-name="P7" draw:layer="layout" svg:width="0.461cm" svg:height="0.3cm" svg:x="37.285cm" svg:y="12.356cm" svg:viewBox="0 0 462 301" draw:points="0,301 462,301 462,0 0,0">
          <text:p/>
        </draw:polygon>
        <draw:polygon draw:style-name="gr3" draw:text-style-name="P3" draw:layer="layout" svg:width="0cm" svg:height="0.199cm" svg:x="37.285cm" svg:y="12.406cm" svg:viewBox="0 0 0 200" draw:points="0,200 0,0">
          <text:p/>
        </draw:polygon>
        <draw:polygon draw:style-name="gr8" draw:text-style-name="P1" draw:layer="layout" svg:width="2.348cm" svg:height="0.598cm" svg:x="23.885cm" svg:y="12.207cm" svg:viewBox="0 0 2349 599" draw:points="0,599 2349,599 2349,0 0,0">
          <text:p/>
        </draw:polygon>
        <draw:frame draw:style-name="gr9" draw:text-style-name="P5" draw:layer="layout" svg:width="3.211cm" svg:height="0.361cm" svg:x="13.942cm" svg:y="11.578cm">
          <draw:text-box>
            <text:p text:style-name="P4"><text:span text:style-name="T3">Meet with Humber Parking</text:span></text:p>
          </draw:text-box>
        </draw:frame>
        <draw:polygon draw:style-name="gr8" draw:text-style-name="P1" draw:layer="layout" svg:width="2.347cm" svg:height="0.598cm" svg:x="21.385cm" svg:y="12.207cm" svg:viewBox="0 0 2348 599" draw:points="0,599 2348,599 2348,0 0,0">
          <text:p/>
        </draw:polygon>
        <draw:frame draw:style-name="gr4" draw:text-style-name="P5" draw:layer="layout" svg:width="0.451cm" svg:height="0.361cm" svg:x="24.906cm" svg:y="12.33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12.207cm" svg:viewBox="0 0 2348 599" draw:points="0,599 2348,599 2348,0 0,0">
          <text:p/>
        </draw:polygon>
        <draw:frame draw:style-name="gr4" draw:text-style-name="P5" draw:layer="layout" svg:width="1.365cm" svg:height="0.361cm" svg:x="21.964cm" svg:y="12.33cm">
          <draw:text-box>
            <text:p text:style-name="P4"><text:span text:style-name="T3">2017-01-20</text:span></text:p>
          </draw:text-box>
        </draw:frame>
        <draw:polygon draw:style-name="gr8" draw:text-style-name="P1" draw:layer="layout" svg:width="4.847cm" svg:height="0.598cm" svg:x="13.885cm" svg:y="12.207cm" svg:viewBox="0 0 4848 599" draw:points="0,599 4848,599 4848,0 0,0">
          <text:p/>
        </draw:polygon>
        <draw:frame draw:style-name="gr4" draw:text-style-name="P5" draw:layer="layout" svg:width="1.365cm" svg:height="0.361cm" svg:x="19.463cm" svg:y="12.33cm">
          <draw:text-box>
            <text:p text:style-name="P4"><text:span text:style-name="T3">2017-01-16</text:span></text:p>
          </draw:text-box>
        </draw:frame>
        <draw:polygon draw:style-name="gr7" draw:text-style-name="P7" draw:layer="layout" svg:width="0.092cm" svg:height="0.3cm" svg:x="37.93cm" svg:y="13.106cm" svg:viewBox="0 0 93 301" draw:points="0,301 93,301 93,0 0,0">
          <text:p/>
        </draw:polygon>
        <draw:polygon draw:style-name="gr3" draw:text-style-name="P3" draw:layer="layout" svg:width="0cm" svg:height="0.199cm" svg:x="37.93cm" svg:y="13.156cm" svg:viewBox="0 0 0 200" draw:points="0,200 0,0">
          <text:p/>
        </draw:polygon>
        <draw:polygon draw:style-name="gr8" draw:text-style-name="P1" draw:layer="layout" svg:width="2.348cm" svg:height="0.598cm" svg:x="23.885cm" svg:y="12.957cm" svg:viewBox="0 0 2349 599" draw:points="0,599 2349,599 2349,0 0,0">
          <text:p/>
        </draw:polygon>
        <draw:frame draw:style-name="gr4" draw:text-style-name="P5" draw:layer="layout" svg:width="2.114cm" svg:height="0.361cm" svg:x="13.942cm" svg:y="12.33cm">
          <draw:text-box>
            <text:p text:style-name="P4"><text:span text:style-name="T3">Initial Integration </text:span></text:p>
          </draw:text-box>
        </draw:frame>
        <draw:polygon draw:style-name="gr8" draw:text-style-name="P1" draw:layer="layout" svg:width="2.347cm" svg:height="0.598cm" svg:x="21.385cm" svg:y="12.957cm" svg:viewBox="0 0 2348 599" draw:points="0,599 2348,599 2348,0 0,0">
          <text:p/>
        </draw:polygon>
        <draw:frame draw:style-name="gr9" draw:text-style-name="P5" draw:layer="layout" svg:width="0.303cm" svg:height="0.361cm" svg:x="24.977cm" svg:y="13.08cm">
          <draw:text-box>
            <text:p text:style-name="P4"><text:span text:style-name="T3">2h</text:span></text:p>
          </draw:text-box>
        </draw:frame>
        <draw:polygon draw:style-name="gr8" draw:text-style-name="P1" draw:layer="layout" svg:width="2.347cm" svg:height="0.598cm" svg:x="18.885cm" svg:y="12.957cm" svg:viewBox="0 0 2348 599" draw:points="0,599 2348,599 2348,0 0,0">
          <text:p/>
        </draw:polygon>
        <draw:frame draw:style-name="gr9" draw:text-style-name="P5" draw:layer="layout" svg:width="1.365cm" svg:height="0.361cm" svg:x="21.964cm" svg:y="13.08cm">
          <draw:text-box>
            <text:p text:style-name="P4"><text:span text:style-name="T3">2017-01-23</text:span></text:p>
          </draw:text-box>
        </draw:frame>
        <draw:polygon draw:style-name="gr8" draw:text-style-name="P1" draw:layer="layout" svg:width="4.847cm" svg:height="0.598cm" svg:x="13.885cm" svg:y="12.957cm" svg:viewBox="0 0 4848 599" draw:points="0,599 4848,599 4848,0 0,0">
          <text:p/>
        </draw:polygon>
        <draw:frame draw:style-name="gr9" draw:text-style-name="P5" draw:layer="layout" svg:width="1.365cm" svg:height="0.361cm" svg:x="19.463cm" svg:y="13.08cm">
          <draw:text-box>
            <text:p text:style-name="P4"><text:span text:style-name="T3">2017-01-23</text:span></text:p>
          </draw:text-box>
        </draw:frame>
        <draw:polygon draw:style-name="gr7" draw:text-style-name="P7" draw:layer="layout" svg:width="0.461cm" svg:height="0.3cm" svg:x="38.576cm" svg:y="13.856cm" svg:viewBox="0 0 462 301" draw:points="0,301 462,301 462,0 0,0">
          <text:p/>
        </draw:polygon>
        <draw:polygon draw:style-name="gr3" draw:text-style-name="P3" draw:layer="layout" svg:width="0cm" svg:height="0.199cm" svg:x="38.576cm" svg:y="13.906cm" svg:viewBox="0 0 0 200" draw:points="0,200 0,0">
          <text:p/>
        </draw:polygon>
        <draw:polygon draw:style-name="gr8" draw:text-style-name="P1" draw:layer="layout" svg:width="2.348cm" svg:height="0.598cm" svg:x="23.885cm" svg:y="13.707cm" svg:viewBox="0 0 2349 599" draw:points="0,599 2349,599 2349,0 0,0">
          <text:p/>
        </draw:polygon>
        <draw:frame draw:style-name="gr9" draw:text-style-name="P5" draw:layer="layout" svg:width="3.211cm" svg:height="0.361cm" svg:x="13.942cm" svg:y="13.08cm">
          <draw:text-box>
            <text:p text:style-name="P4"><text:span text:style-name="T3">Meet with Humber Parking</text:span></text:p>
          </draw:text-box>
        </draw:frame>
        <draw:polygon draw:style-name="gr8" draw:text-style-name="P1" draw:layer="layout" svg:width="2.347cm" svg:height="0.598cm" svg:x="21.385cm" svg:y="13.707cm" svg:viewBox="0 0 2348 599" draw:points="0,599 2348,599 2348,0 0,0">
          <text:p/>
        </draw:polygon>
        <draw:frame draw:style-name="gr4" draw:text-style-name="P5" draw:layer="layout" svg:width="0.451cm" svg:height="0.361cm" svg:x="24.906cm" svg:y="13.832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13.707cm" svg:viewBox="0 0 2348 599" draw:points="0,599 2348,599 2348,0 0,0">
          <text:p/>
        </draw:polygon>
        <draw:frame draw:style-name="gr4" draw:text-style-name="P5" draw:layer="layout" svg:width="1.365cm" svg:height="0.361cm" svg:x="21.964cm" svg:y="13.832cm">
          <draw:text-box>
            <text:p text:style-name="P4"><text:span text:style-name="T3">2017-02-03</text:span></text:p>
          </draw:text-box>
        </draw:frame>
        <draw:polygon draw:style-name="gr8" draw:text-style-name="P1" draw:layer="layout" svg:width="4.847cm" svg:height="0.598cm" svg:x="13.885cm" svg:y="13.707cm" svg:viewBox="0 0 4848 599" draw:points="0,599 4848,599 4848,0 0,0">
          <text:p/>
        </draw:polygon>
        <draw:frame draw:style-name="gr4" draw:text-style-name="P5" draw:layer="layout" svg:width="1.365cm" svg:height="0.361cm" svg:x="19.463cm" svg:y="13.832cm">
          <draw:text-box>
            <text:p text:style-name="P4"><text:span text:style-name="T3">2017-01-30</text:span></text:p>
          </draw:text-box>
        </draw:frame>
        <draw:polygon draw:style-name="gr7" draw:text-style-name="P7" draw:layer="layout" svg:width="0.231cm" svg:height="0.3cm" svg:x="39.221cm" svg:y="14.606cm" svg:viewBox="0 0 232 301" draw:points="0,301 232,301 232,0 0,0">
          <text:p/>
        </draw:polygon>
        <draw:polygon draw:style-name="gr3" draw:text-style-name="P3" draw:layer="layout" svg:width="0cm" svg:height="0.199cm" svg:x="39.221cm" svg:y="14.656cm" svg:viewBox="0 0 0 200" draw:points="0,200 0,0">
          <text:p/>
        </draw:polygon>
        <draw:polygon draw:style-name="gr8" draw:text-style-name="P1" draw:layer="layout" svg:width="2.348cm" svg:height="0.598cm" svg:x="23.885cm" svg:y="14.457cm" svg:viewBox="0 0 2349 599" draw:points="0,599 2349,599 2349,0 0,0">
          <text:p/>
        </draw:polygon>
        <draw:frame draw:style-name="gr4" draw:text-style-name="P5" draw:layer="layout" svg:width="0.925cm" svg:height="0.361cm" svg:x="13.942cm" svg:y="13.832cm">
          <draw:text-box>
            <text:p text:style-name="P4"><text:span text:style-name="T3">Testing </text:span></text:p>
          </draw:text-box>
        </draw:frame>
        <draw:polygon draw:style-name="gr8" draw:text-style-name="P1" draw:layer="layout" svg:width="2.347cm" svg:height="0.598cm" svg:x="21.385cm" svg:y="14.457cm" svg:viewBox="0 0 2348 599" draw:points="0,599 2348,599 2348,0 0,0">
          <text:p/>
        </draw:polygon>
        <draw:frame draw:style-name="gr9" draw:text-style-name="P5" draw:layer="layout" svg:width="0.303cm" svg:height="0.361cm" svg:x="24.977cm" svg:y="14.582cm">
          <draw:text-box>
            <text:p text:style-name="P4"><text:span text:style-name="T3">5h</text:span></text:p>
          </draw:text-box>
        </draw:frame>
        <draw:polygon draw:style-name="gr8" draw:text-style-name="P1" draw:layer="layout" svg:width="2.347cm" svg:height="0.598cm" svg:x="18.885cm" svg:y="14.457cm" svg:viewBox="0 0 2348 599" draw:points="0,599 2348,599 2348,0 0,0">
          <text:p/>
        </draw:polygon>
        <draw:frame draw:style-name="gr9" draw:text-style-name="P5" draw:layer="layout" svg:width="1.365cm" svg:height="0.361cm" svg:x="21.964cm" svg:y="14.582cm">
          <draw:text-box>
            <text:p text:style-name="P4"><text:span text:style-name="T3">2017-02-08</text:span></text:p>
          </draw:text-box>
        </draw:frame>
        <draw:polygon draw:style-name="gr8" draw:text-style-name="P1" draw:layer="layout" svg:width="4.847cm" svg:height="0.598cm" svg:x="13.885cm" svg:y="14.457cm" svg:viewBox="0 0 4848 599" draw:points="0,599 4848,599 4848,0 0,0">
          <text:p/>
        </draw:polygon>
        <draw:frame draw:style-name="gr9" draw:text-style-name="P5" draw:layer="layout" svg:width="1.365cm" svg:height="0.361cm" svg:x="19.463cm" svg:y="14.582cm">
          <draw:text-box>
            <text:p text:style-name="P4"><text:span text:style-name="T3">2017-02-06</text:span></text:p>
          </draw:text-box>
        </draw:frame>
        <draw:polygon draw:style-name="gr7" draw:text-style-name="P7" draw:layer="layout" svg:width="0.461cm" svg:height="0.3cm" svg:x="39.867cm" svg:y="15.356cm" svg:viewBox="0 0 462 301" draw:points="0,301 462,301 462,0 0,0">
          <text:p/>
        </draw:polygon>
        <draw:polygon draw:style-name="gr3" draw:text-style-name="P3" draw:layer="layout" svg:width="0cm" svg:height="0.199cm" svg:x="39.867cm" svg:y="15.406cm" svg:viewBox="0 0 0 200" draw:points="0,200 0,0">
          <text:p/>
        </draw:polygon>
        <draw:polygon draw:style-name="gr8" draw:text-style-name="P1" draw:layer="layout" svg:width="2.348cm" svg:height="0.598cm" svg:x="23.885cm" svg:y="15.207cm" svg:viewBox="0 0 2349 599" draw:points="0,599 2349,599 2349,0 0,0">
          <text:p/>
        </draw:polygon>
        <draw:frame draw:style-name="gr9" draw:text-style-name="P5" draw:layer="layout" svg:width="3.279cm" svg:height="0.361cm" svg:x="13.942cm" svg:y="14.582cm">
          <draw:text-box>
            <text:p text:style-name="P4"><text:span text:style-name="T3">Meet with <text:s/>Humber Parking</text:span></text:p>
          </draw:text-box>
        </draw:frame>
        <draw:polygon draw:style-name="gr8" draw:text-style-name="P1" draw:layer="layout" svg:width="2.347cm" svg:height="0.598cm" svg:x="21.385cm" svg:y="15.207cm" svg:viewBox="0 0 2348 599" draw:points="0,599 2348,599 2348,0 0,0">
          <text:p/>
        </draw:polygon>
        <draw:frame draw:style-name="gr4" draw:text-style-name="P5" draw:layer="layout" svg:width="0.451cm" svg:height="0.361cm" svg:x="24.906cm" svg:y="15.334cm">
          <draw:text-box>
            <text:p text:style-name="P4"><text:span text:style-name="T3">10h</text:span></text:p>
          </draw:text-box>
        </draw:frame>
        <draw:polygon draw:style-name="gr8" draw:text-style-name="P1" draw:layer="layout" svg:width="2.347cm" svg:height="0.598cm" svg:x="18.885cm" svg:y="15.207cm" svg:viewBox="0 0 2348 599" draw:points="0,599 2348,599 2348,0 0,0">
          <text:p/>
        </draw:polygon>
        <draw:frame draw:style-name="gr4" draw:text-style-name="P5" draw:layer="layout" svg:width="1.365cm" svg:height="0.361cm" svg:x="21.964cm" svg:y="15.334cm">
          <draw:text-box>
            <text:p text:style-name="P4"><text:span text:style-name="T3">2017-02-17</text:span></text:p>
          </draw:text-box>
        </draw:frame>
        <draw:polygon draw:style-name="gr8" draw:text-style-name="P1" draw:layer="layout" svg:width="4.847cm" svg:height="0.598cm" svg:x="13.885cm" svg:y="15.207cm" svg:viewBox="0 0 4848 599" draw:points="0,599 4848,599 4848,0 0,0">
          <text:p/>
        </draw:polygon>
        <draw:frame draw:style-name="gr4" draw:text-style-name="P5" draw:layer="layout" svg:width="1.365cm" svg:height="0.361cm" svg:x="19.463cm" svg:y="15.334cm">
          <draw:text-box>
            <text:p text:style-name="P4"><text:span text:style-name="T3">2017-02-13</text:span></text:p>
          </draw:text-box>
        </draw:frame>
        <draw:polygon draw:style-name="gr8" draw:text-style-name="P1" draw:layer="layout" svg:width="2.348cm" svg:height="0.598cm" svg:x="23.885cm" svg:y="15.957cm" svg:viewBox="0 0 2349 599" draw:points="0,599 2349,599 2349,0 0,0">
          <text:p/>
        </draw:polygon>
        <draw:polygon draw:style-name="gr8" draw:text-style-name="P1" draw:layer="layout" svg:width="2.347cm" svg:height="0.598cm" svg:x="21.385cm" svg:y="15.957cm" svg:viewBox="0 0 2348 599" draw:points="0,599 2348,599 2348,0 0,0">
          <text:p/>
        </draw:polygon>
        <draw:polygon draw:style-name="gr8" draw:text-style-name="P1" draw:layer="layout" svg:width="2.347cm" svg:height="0.598cm" svg:x="18.885cm" svg:y="15.957cm" svg:viewBox="0 0 2348 599" draw:points="0,599 2348,599 2348,0 0,0">
          <text:p/>
        </draw:polygon>
        <draw:polygon draw:style-name="gr8" draw:text-style-name="P1" draw:layer="layout" svg:width="4.847cm" svg:height="0.598cm" svg:x="13.885cm" svg:y="15.957cm" svg:viewBox="0 0 4848 599" draw:points="0,599 4848,599 4848,0 0,0">
          <text:p/>
        </draw:polygon>
        <draw:polygon draw:style-name="gr2" draw:text-style-name="P2" draw:layer="layout" svg:width="0.625cm" svg:height="0.75cm" svg:x="13.184cm" svg:y="15.881cm" svg:viewBox="0 0 626 751" draw:points="0,751 626,751 626,0 0,0">
          <text:p/>
        </draw:polygon>
        <draw:path draw:style-name="gr3" draw:text-style-name="P3" draw:layer="layout" svg:width="31.479cm" svg:height="0.75cm" svg:x="13.184cm" svg:y="15.881cm" svg:viewBox="0 0 31480 751" svg:d="M0 751h31480v-751h-31480zM0 751v-751h625v751z">
          <text:p/>
        </draw:path>
        <draw:frame draw:style-name="gr4" draw:text-style-name="P5" draw:layer="layout" svg:width="3.02cm" svg:height="0.361cm" svg:x="13.942cm" svg:y="15.334cm">
          <draw:text-box>
            <text:p text:style-name="P4"><text:span text:style-name="T3">Prepare for demostration</text:span></text:p>
          </draw:text-box>
        </draw:frame>
        <draw:polygon draw:style-name="gr7" draw:text-style-name="P7" draw:layer="layout" svg:width="1.752cm" svg:height="0.3cm" svg:x="40.513cm" svg:y="16.106cm" svg:viewBox="0 0 1753 301" draw:points="0,301 1753,301 1753,0 0,0">
          <text:p/>
        </draw:polygon>
        <draw:polygon draw:style-name="gr3" draw:text-style-name="P3" draw:layer="layout" svg:width="0cm" svg:height="0.199cm" svg:x="40.513cm" svg:y="16.156cm" svg:viewBox="0 0 0 200" draw:points="0,200 0,0">
          <text:p/>
        </draw:polygon>
        <draw:polygon draw:style-name="gr8" draw:text-style-name="P1" draw:layer="layout" svg:width="2.348cm" svg:height="0.598cm" svg:x="23.885cm" svg:y="15.957cm" svg:viewBox="0 0 2349 599" draw:points="0,599 2349,599 2349,0 0,0">
          <text:p/>
        </draw:polygon>
        <draw:frame draw:style-name="gr9" draw:text-style-name="P5" draw:layer="layout" svg:width="0.298cm" svg:height="0.361cm" svg:x="13.36cm" svg:y="16.084cm">
          <draw:text-box>
            <text:p text:style-name="P4"><text:span text:style-name="T3">18</text:span></text:p>
          </draw:text-box>
        </draw:frame>
        <draw:polygon draw:style-name="gr8" draw:text-style-name="P1" draw:layer="layout" svg:width="2.347cm" svg:height="0.598cm" svg:x="21.385cm" svg:y="15.957cm" svg:viewBox="0 0 2348 599" draw:points="0,599 2348,599 2348,0 0,0">
          <text:p/>
        </draw:polygon>
        <draw:frame draw:style-name="gr9" draw:text-style-name="P5" draw:layer="layout" svg:width="0.451cm" svg:height="0.361cm" svg:x="24.906cm" svg:y="16.084cm">
          <draw:text-box>
            <text:p text:style-name="P4"><text:span text:style-name="T3">30h</text:span></text:p>
          </draw:text-box>
        </draw:frame>
        <draw:polygon draw:style-name="gr8" draw:text-style-name="P1" draw:layer="layout" svg:width="2.347cm" svg:height="0.598cm" svg:x="18.885cm" svg:y="15.957cm" svg:viewBox="0 0 2348 599" draw:points="0,599 2348,599 2348,0 0,0">
          <text:p/>
        </draw:polygon>
        <draw:frame draw:style-name="gr9" draw:text-style-name="P5" draw:layer="layout" svg:width="1.365cm" svg:height="0.361cm" svg:x="21.964cm" svg:y="16.084cm">
          <draw:text-box>
            <text:p text:style-name="P4"><text:span text:style-name="T3">2017-03-10</text:span></text:p>
          </draw:text-box>
        </draw:frame>
        <draw:polygon draw:style-name="gr8" draw:text-style-name="P1" draw:layer="layout" svg:width="4.847cm" svg:height="0.598cm" svg:x="13.885cm" svg:y="15.957cm" svg:viewBox="0 0 4848 599" draw:points="0,599 4848,599 4848,0 0,0">
          <text:p/>
        </draw:polygon>
        <draw:frame draw:style-name="gr9" draw:text-style-name="P5" draw:layer="layout" svg:width="1.365cm" svg:height="0.361cm" svg:x="19.463cm" svg:y="16.084cm">
          <draw:text-box>
            <text:p text:style-name="P4"><text:span text:style-name="T3">2017-02-20</text:span></text:p>
          </draw:text-box>
        </draw:frame>
        <draw:path draw:style-name="gr13" draw:text-style-name="P3" draw:layer="layout" svg:width="0.305cm" svg:height="0.75cm" svg:x="31.815cm" svg:y="10.256cm" svg:viewBox="0 0 306 751" svg:d="M120 0h134c15 0 26 11 26 25v204c0 14-11 25-26 25h-230c-13 0-24 11-24 25v447c0 14 11 25 24 25h282">
          <text:p/>
        </draw:path>
        <draw:path draw:style-name="gr13" draw:text-style-name="P3" draw:layer="layout" svg:width="0.305cm" svg:height="0.75cm" svg:x="36.334cm" svg:y="11.006cm" svg:viewBox="0 0 306 751" svg:d="M120 0h134c14 0 25 11 25 25v204c0 14-11 25-25 25h-229c-14 0-25 11-25 25v447c0 14 11 25 25 25h281">
          <text:p/>
        </draw:path>
        <draw:path draw:style-name="gr13" draw:text-style-name="P3" draw:layer="layout" svg:width="0.508cm" svg:height="0.75cm" svg:x="36.777cm" svg:y="11.756cm" svg:viewBox="0 0 509 751" svg:d="M0 0h178c13 0 25 11 25 25v701c0 14 11 25 25 25h281">
          <text:p/>
        </draw:path>
        <draw:path draw:style-name="gr13" draw:text-style-name="P3" draw:layer="layout" svg:width="0.305cm" svg:height="0.75cm" svg:x="37.625cm" svg:y="12.506cm" svg:viewBox="0 0 306 751" svg:d="M121 0h134c14 0 25 11 25 25v204c0 14-11 25-25 25h-230c-13 0-25 11-25 25v447c0 14 12 25 25 25h281">
          <text:p/>
        </draw:path>
        <draw:path draw:style-name="gr13" draw:text-style-name="P3" draw:layer="layout" svg:width="0.554cm" svg:height="0.75cm" svg:x="38.022cm" svg:y="13.256cm" svg:viewBox="0 0 555 751" svg:d="M0 0h224c14 0 25 11 25 25v701c0 14 11 25 25 25h281">
          <text:p/>
        </draw:path>
        <draw:path draw:style-name="gr13" draw:text-style-name="P3" draw:layer="layout" svg:width="0.304cm" svg:height="0.75cm" svg:x="38.917cm" svg:y="14.006cm" svg:viewBox="0 0 305 751" svg:d="M120 0h135c14 0 25 11 25 25v204c0 14-11 25-25 25h-230c-14 0-25 11-25 25v447c0 14 11 25 25 25h280">
          <text:p/>
        </draw:path>
        <draw:path draw:style-name="gr13" draw:text-style-name="P3" draw:layer="layout" svg:width="0.415cm" svg:height="0.75cm" svg:x="39.452cm" svg:y="14.756cm" svg:viewBox="0 0 416 751" svg:d="M0 0h135c14 0 25 11 25 25v205c0 13-11 24-25 24-13 0-24 11-24 24v448c0 14 11 25 25 25h280">
          <text:p/>
        </draw:path>
        <draw:path draw:style-name="gr13" draw:text-style-name="P3" draw:layer="layout" svg:width="0.305cm" svg:height="0.75cm" svg:x="40.208cm" svg:y="15.506cm" svg:viewBox="0 0 306 751" svg:d="M121 0h134c14 0 25 11 25 25v204c0 14-11 25-25 25h-230c-14 0-25 11-25 25v447c0 14 11 25 25 25h281">
          <text:p/>
        </draw:path>
        <draw:frame draw:style-name="gr9" draw:text-style-name="P5" draw:layer="layout" svg:width="2.174cm" svg:height="0.361cm" svg:x="13.942cm" svg:y="16.084cm">
          <draw:text-box>
            <text:p text:style-name="P4"><text:span text:style-name="T3">Write Final Repor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13cm" fo:margin-right="1cm" fo:page-width="58.128cm" fo:page-height="20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